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602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972in"/>
    </style:style>
    <style:style style:name="co4" style:family="table-column">
      <style:table-column-properties fo:break-before="auto" style:column-width="1.9654in"/>
    </style:style>
    <style:style style:name="co5" style:family="table-column">
      <style:table-column-properties fo:break-before="auto" style:column-width="0.2354in"/>
    </style:style>
    <style:style style:name="co6" style:family="table-column">
      <style:table-column-properties fo:break-before="auto" style:column-width="1.4508in"/>
    </style:style>
    <style:style style:name="co7" style:family="table-column">
      <style:table-column-properties fo:break-before="auto" style:column-width="1.5362in"/>
    </style:style>
    <style:style style:name="co8" style:family="table-column">
      <style:table-column-properties fo:break-before="auto" style:column-width="0.1925in"/>
    </style:style>
    <style:style style:name="co9" style:family="table-column">
      <style:table-column-properties fo:break-before="auto" style:column-width="0.8283in"/>
    </style:style>
    <style:style style:name="co10" style:family="table-column">
      <style:table-column-properties fo:break-before="auto" style:column-width="0.2035in"/>
    </style:style>
    <style:style style:name="co11" style:family="table-column">
      <style:table-column-properties fo:break-before="auto" style:column-width="0.9362in"/>
    </style:style>
    <style:style style:name="co12" style:family="table-column">
      <style:table-column-properties fo:break-before="auto" style:column-width="0.8929in"/>
    </style:style>
    <style:style style:name="co13" style:family="table-column">
      <style:table-column-properties fo:break-before="auto" style:column-width="0.1717in"/>
    </style:style>
    <style:style style:name="co14" style:family="table-column">
      <style:table-column-properties fo:break-before="auto" style:column-width="0.7752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6291in"/>
    </style:style>
    <style:style style:name="co17" style:family="table-column">
      <style:table-column-properties fo:break-before="auto" style:column-width="2.0508in"/>
    </style:style>
    <style:style style:name="co18" style:family="table-column">
      <style:table-column-properties fo:break-before="auto" style:column-width="1.622in"/>
    </style:style>
    <style:style style:name="co19" style:family="table-column">
      <style:table-column-properties fo:break-before="auto" style:column-width="1.5008in"/>
    </style:style>
    <style:style style:name="co20" style:family="table-column">
      <style:table-column-properties fo:break-before="auto" style:column-width="1.061in"/>
    </style:style>
    <style:style style:name="co21" style:family="table-column">
      <style:table-column-properties fo:break-before="auto" style:column-width="1.3398in"/>
    </style:style>
    <style:style style:name="co22" style:family="table-column">
      <style:table-column-properties fo:break-before="auto" style:column-width="0.9783in"/>
    </style:style>
    <style:style style:name="co23" style:family="table-column">
      <style:table-column-properties fo:break-before="auto" style:column-width="1.0075in"/>
    </style:style>
    <style:style style:name="co24" style:family="table-column">
      <style:table-column-properties fo:break-before="auto" style:column-width="0.92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false"/>
    </style:style>
    <style:style style:name="ro3" style:family="table-row">
      <style:table-row-properties style:row-height="0.3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2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28" style:family="table-cell" style:parent-style-name="Default" style:data-style-name="N124">
      <style:text-properties style:font-name="Bitstream Vera Sans" fo:font-size="9pt" style:font-size-asian="9pt" style:font-size-complex="9pt"/>
    </style:style>
    <style:style style:name="ce35" style:family="table-cell" style:parent-style-name="Default" style:data-style-name="N124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6" style:family="table-cell" style:parent-style-name="Default" style:data-style-name="N124">
      <style:text-properties fo:color="#ce181e" style:font-name="Bitstream Vera Sans" fo:font-size="9pt" style:font-size-asian="9pt" style:font-size-complex="9pt"/>
    </style:style>
    <style:style style:name="ce37" style:family="table-cell" style:parent-style-name="Default" style:data-style-name="N124">
      <style:text-properties fo:color="#ce181e" style:font-name="Bitstream Vera Sans" fo:font-size="9pt" fo:font-weight="bold" style:font-size-asian="9pt" style:font-weight-asian="bold" style:font-size-complex="9pt" style:font-weight-complex="bold"/>
    </style:style>
    <style:style style:name="ce38" style:family="table-cell" style:parent-style-name="Default" style:data-style-name="N124">
      <style:table-cell-properties fo:wrap-option="wrap"/>
      <style:text-properties style:use-window-font-color="true" style:text-outline="false" style:text-line-through-style="none" style:text-line-through-type="none" style:font-name="Bitstream Vera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4">
      <style:text-properties style:font-name="Bitstream Vera Sans" fo:font-size="9pt" style:font-size-asian="9pt" style:font-size-complex="9pt"/>
    </style:style>
    <style:style style:name="ce40" style:family="table-cell" style:parent-style-name="Default" style:data-style-name="N4">
      <style:table-cell-properties fo:background-color="#fdc578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41" style:family="table-cell" style:parent-style-name="Default" style:data-style-name="N124">
      <style:table-cell-properties fo:background-color="#fdc578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42" style:family="table-cell" style:parent-style-name="Default" style:data-style-name="N124">
      <style:table-cell-properties fo:background-color="transparent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43" style:family="table-cell" style:parent-style-name="Default" style:data-style-name="N122">
      <style:table-cell-properties fo:background-color="#fdc578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44" style:family="table-cell" style:parent-style-name="Default" style:data-style-name="N122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45" style:family="table-cell" style:parent-style-name="Default" style:data-style-name="N122">
      <style:text-properties style:font-name="Bitstream Vera Sans" fo:font-size="9pt" style:font-size-asian="9pt" style:font-size-complex="9pt"/>
    </style:style>
    <style:style style:name="ce46" style:family="table-cell" style:parent-style-name="Default">
      <style:text-properties fo:font-size="9pt" style:font-size-asian="9pt" style:font-size-complex="9pt"/>
    </style:style>
    <style:style style:name="ce14" style:family="table-cell" style:parent-style-name="Default">
      <style:table-cell-properties fo:background-color="#b2b2b2" style:text-align-source="fix" style:repeat-content="false" fo:border="0.06pt solid #000000" fo:padding="0.0555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124">
      <style:table-cell-properties fo:border="0.74pt groove #000000" fo:padding="0.0555in" style:vertical-align="middle"/>
      <style:text-properties fo:color="#000000" style:font-name="Bitstream Vera Sans" fo:font-size="9pt" fo:font-weight="bold" style:font-size-asian="9pt" style:font-weight-asian="bold" style:font-size-complex="9pt" style:font-weight-complex="bold"/>
    </style:style>
    <style:style style:name="ce22" style:family="table-cell" style:parent-style-name="Default" style:data-style-name="N124">
      <style:table-cell-properties fo:border="0.74pt groove #000000" fo:padding="0.0555in" style:vertical-align="middle"/>
      <style:text-properties fo:color="#ce181e" style:font-name="Bitstream Vera Sans" fo:font-size="9pt" style:font-size-asian="9pt" style:font-size-complex="9pt"/>
    </style:style>
    <style:style style:name="ce16" style:family="table-cell" style:parent-style-name="Default" style:data-style-name="N124">
      <style:table-cell-properties fo:border="0.06pt solid #000000" fo:padding="0.0555in" style:vertical-align="middle"/>
      <style:text-properties fo:color="#000000" style:font-name="Bitstream Vera Sans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 style:data-style-name="N124">
      <style:table-cell-properties fo:border="0.06pt solid #000000" fo:padding="0.0555in" style:vertical-align="middle"/>
      <style:text-properties fo:color="#ce181e" style:font-name="Bitstream Vera Sans" fo:font-size="9pt" style:font-size-asian="9pt" style:font-size-complex="9pt"/>
    </style:style>
    <style:style style:name="ce31" style:family="table-cell" style:parent-style-name="Default" style:data-style-name="N124">
      <style:table-cell-properties fo:background-color="transparent" fo:border="0.74pt groove #000000" fo:padding="0.0555in" style:vertical-align="middle"/>
      <style:text-properties style:font-name="Bitstream Vera Sans" fo:font-size="9pt" style:font-size-asian="9pt" style:font-size-complex="9pt"/>
    </style:style>
    <style:style style:name="ce33" style:family="table-cell" style:parent-style-name="Default" style:data-style-name="N124">
      <style:table-cell-properties fo:background-color="transparent" fo:border="0.74pt groove #000000" fo:padding="0.0555in" style:vertical-align="middle"/>
      <style:text-properties fo:color="#b2b2b2" style:font-name="Bitstream Vera Sans" fo:font-size="9pt" style:font-size-asian="9pt" style:font-size-complex="9pt"/>
    </style:style>
    <style:style style:name="ce34" style:family="table-cell" style:parent-style-name="Default" style:data-style-name="N124">
      <style:table-cell-properties fo:background-color="transparent" fo:border="0.06pt solid #000000" fo:padding="0.0555in" style:vertical-align="middle"/>
      <style:text-properties style:font-name="Bitstream Vera Sans" fo:font-size="9pt" style:font-size-asian="9pt" style:font-size-complex="9pt"/>
    </style:style>
    <style:style style:name="ce80" style:family="table-cell" style:parent-style-name="Default" style:data-style-name="N124">
      <style:table-cell-properties fo:background-color="transparent" fo:border="0.06pt solid #000000" fo:padding="0.0555in" style:vertical-align="middle"/>
      <style:text-properties fo:color="#b2b2b2" style:font-name="Bitstream Vera Sans" fo:font-size="9pt" style:font-size-asian="9pt" style:font-size-complex="9pt"/>
    </style:style>
    <style:style style:name="ce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79" style:family="table-cell" style:parent-style-name="Default" style:data-style-name="N124">
      <style:table-cell-properties fo:background-color="transparent" fo:border="0.06pt solid #000000" fo:padding="0.0555in" style:vertical-align="middle"/>
      <style:text-properties style:font-name="Bitstream Vera Sans" fo:font-size="9pt" style:font-size-asian="9pt" style:font-size-complex="9pt"/>
    </style:style>
    <style:style style:name="ce81" style:family="table-cell" style:parent-style-name="Default" style:data-style-name="N124">
      <style:table-cell-properties fo:background-color="transparent" fo:border="0.06pt solid #000000" fo:padding="0.0555in" style:vertical-align="middle"/>
      <style:text-properties style:font-name="Liberation Sans" fo:font-size="10pt" style:font-size-asian="10pt" style:font-size-complex="10pt"/>
    </style:style>
    <style:style style:name="ce63" style:family="table-cell" style:parent-style-name="Default">
      <style:table-cell-properties fo:border="0.06pt solid #000000"/>
    </style:style>
    <style:style style:name="ce29" style:family="table-cell" style:parent-style-name="Default" style:data-style-name="N130"/>
    <style:style style:name="ce24" style:family="table-cell" style:parent-style-name="Default" style:data-style-name="N130">
      <style:table-cell-properties fo:background-color="#b2b2b2" style:text-align-source="fix" style:repeat-content="false" fo:border="0.06pt solid #000000" fo:padding="0.0555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6" style:family="table-cell" style:parent-style-name="Default" style:data-style-name="N124">
      <style:table-cell-properties fo:background-color="transparent" fo:border="0.74pt groove #000000" fo:padding="0.0555in" style:vertical-align="middl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67" style:family="table-cell" style:parent-style-name="Default" style:data-style-name="N130">
      <style:table-cell-properties fo:background-color="transparent" fo:border="0.74pt groove #000000" fo:padding="0.0555in" style:vertical-align="middl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93" style:family="table-cell" style:parent-style-name="Default" style:data-style-name="N124">
      <style:table-cell-properties fo:background-color="transparent" fo:border="0.06pt solid #000000" fo:padding="0.0555in" style:vertical-align="middl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94" style:family="table-cell" style:parent-style-name="Default" style:data-style-name="N130">
      <style:table-cell-properties fo:background-color="transparent" fo:border="0.06pt solid #000000" fo:padding="0.0555in" style:vertical-align="middl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70" style:family="table-cell" style:parent-style-name="Default" style:data-style-name="N130">
      <style:table-cell-properties fo:background-color="#d4ea6b" fo:border="0.06pt solid #000000"/>
    </style:style>
    <style:style style:name="ce71" style:family="table-cell" style:parent-style-name="Default" style:data-style-name="N130">
      <style:table-cell-properties fo:border="0.06pt solid #000000"/>
    </style:style>
    <style:style style:name="ce48" style:family="table-cell" style:parent-style-name="Default" style:data-style-name="N1"/>
    <style:style style:name="ce49" style:family="table-cell" style:parent-style-name="Default" style:data-style-name="N1">
      <style:table-cell-properties fo:background-color="#b2b2b2" style:text-align-source="fix" style:repeat-content="false" fo:border="0.06pt solid #000000" fo:padding="0.0555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 style:data-style-name="N1">
      <style:table-cell-properties fo:background-color="transparent" fo:border="0.74pt groove #000000" fo:padding="0.0555in" style:vertical-align="middl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75" style:family="table-cell" style:parent-style-name="Default" style:data-style-name="N1">
      <style:table-cell-properties fo:background-color="transparent" fo:border="0.74pt groove #000000" fo:padding="0.0555in" style:vertical-align="middle"/>
      <style:text-properties style:font-name="Bitstream Vera Sans" fo:font-size="9pt" style:font-size-asian="9pt" style:font-size-complex="9pt"/>
    </style:style>
    <style:style style:name="ce83" style:family="table-cell" style:parent-style-name="Default" style:data-style-name="N1">
      <style:table-cell-properties fo:background-color="transparent" fo:border="0.06pt solid #000000" fo:padding="0.0555in" style:vertical-align="middl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77" style:family="table-cell" style:parent-style-name="Default" style:data-style-name="N1">
      <style:table-cell-properties fo:background-color="#d4ea6b" fo:border="0.06pt solid #000000"/>
    </style:style>
    <style:style style:name="ce78" style:family="table-cell" style:parent-style-name="Default" style:data-style-name="N1">
      <style:table-cell-properties fo:border="0.06pt solid #000000"/>
    </style:style>
    <style:style style:name="ce82" style:family="table-cell" style:parent-style-name="Default" style:data-style-name="N129">
      <style:table-cell-properties fo:background-color="transparent" fo:border="0.74pt groove #000000" fo:padding="0.0555in" style:vertical-align="middl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98" style:family="table-cell" style:parent-style-name="Default" style:data-style-name="N129">
      <style:table-cell-properties fo:background-color="transparent" fo:border="0.06pt solid #000000" fo:padding="0.0555in" style:vertical-align="middl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99" style:family="table-cell" style:parent-style-name="Default">
      <style:text-properties fo:font-weight="normal" style:font-weight-asian="normal" style:font-weight-complex="normal"/>
    </style:style>
    <style:style style:name="ce32" style:family="table-cell" style:parent-style-name="Default" style:data-style-name="N133"/>
    <style:style style:name="ce90" style:family="table-cell" style:parent-style-name="Default" style:data-style-name="N133">
      <style:table-cell-properties fo:background-color="#b2b2b2" style:text-align-source="fix" style:repeat-content="false" fo:border="0.06pt solid #000000" fo:padding="0.0555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1" style:family="table-cell" style:parent-style-name="Default" style:data-style-name="N132">
      <style:table-cell-properties fo:background-color="transparent" fo:border="0.74pt groove #000000" fo:padding="0.0555in" style:vertical-align="middl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87" style:family="table-cell" style:parent-style-name="Default" style:data-style-name="N132">
      <style:table-cell-properties fo:background-color="transparent" fo:border="0.06pt solid #000000" fo:padding="0.0555in" style:vertical-align="middl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96" style:family="table-cell" style:parent-style-name="Default" style:data-style-name="N121">
      <style:table-cell-properties fo:background-color="transparent" fo:border="0.74pt groove #000000" fo:padding="0.0555in" style:vertical-align="middl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88" style:family="table-cell" style:parent-style-name="Default" style:data-style-name="N121">
      <style:table-cell-properties fo:background-color="transparent" fo:border="0.06pt solid #000000" fo:padding="0.0555in" style:vertical-align="middle"/>
      <style:text-properties style:font-name="Bitstream Vera Sans" fo:font-size="9pt" fo:font-weight="bold" style:font-size-asian="9pt" style:font-weight-asian="bold" style:font-size-complex="9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8"/>
        <table:table-column table:style-name="co2" table:default-cell-style-name="ce28"/>
        <table:table-column table:style-name="co3" table:default-cell-style-name="ce28"/>
        <table:table-column table:style-name="co4" table:number-columns-repeated="2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39"/>
        <table:table-column table:style-name="co8" table:default-cell-style-name="ce28"/>
        <table:table-column table:style-name="co9" table:number-columns-repeated="3" table:default-cell-style-name="ce28"/>
        <table:table-column table:style-name="co10" table:default-cell-style-name="ce28"/>
        <table:table-column table:style-name="co11" table:default-cell-style-name="ce28"/>
        <table:table-column table:style-name="co12" table:default-cell-style-name="ce28"/>
        <table:table-column table:style-name="co11" table:default-cell-style-name="ce28"/>
        <table:table-column table:style-name="co13" table:default-cell-style-name="ce28"/>
        <table:table-column table:style-name="co14" table:default-cell-style-name="ce28"/>
        <table:table-column table:style-name="co9" table:default-cell-style-name="ce28"/>
        <table:table-column table:style-name="co14" table:default-cell-style-name="ce28"/>
        <table:table-column table:style-name="co15" table:number-columns-repeated="1003" table:default-cell-style-name="ce28"/>
        <table:table-column table:style-name="co15" table:default-cell-style-name="ce46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inks</text:p>
          </table:table-cell>
          <table:table-cell office:value-type="string" calcext:value-type="string">
            <text:p>Inertia matrix for Volume</text:p>
          </table:table-cell>
          <table:table-cell table:number-columns-repeated="3"/>
          <table:table-cell office:value-type="string" calcext:value-type="string">
            <text:p>Volume</text:p>
          </table:table-cell>
          <table:table-cell office:value-type="string" calcext:value-type="string">
            <text:p>Mass</text:p>
          </table:table-cell>
          <table:table-cell/>
          <table:table-cell office:value-type="string" calcext:value-type="string" table:number-columns-spanned="3" table:number-rows-spanned="1">
            <text:p>Computed I for mass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CoM (Before scale)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CoM (After scale)</text:p>
          </table:table-cell>
          <table:covered-table-cell table:number-columns-repeated="2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5" office:value-type="string" calcext:value-type="string">
            <text:p>Mobile Base</text:p>
          </table:table-cell>
          <table:table-cell table:style-name="ce38" office:value-type="float" office:value="3117702971392" calcext:value-type="float">
            <text:p>3,117,702,971,392.000000</text:p>
          </table:table-cell>
          <table:table-cell office:value-type="float" office:value="-77800.679688" calcext:value-type="float">
            <text:p>-77,800.679688</text:p>
          </table:table-cell>
          <table:table-cell office:value-type="float" office:value="22877.876953" calcext:value-type="float">
            <text:p>22,877.876953</text:p>
          </table:table-cell>
          <table:table-cell/>
          <table:table-cell office:value-type="float" office:value="95360592" calcext:value-type="float">
            <text:p>95,360,592.000000</text:p>
          </table:table-cell>
          <table:table-cell table:style-name="ce40" table:formula="of:=[.G5]/[.$H$70]*[.$H$69]" office:value-type="float" office:value="54.6854046034848" calcext:value-type="float">
            <text:p>54.69</text:p>
          </table:table-cell>
          <table:table-cell/>
          <table:table-cell table:style-name="ce41" table:formula="of:=[.C5]/[.$G$5]*[.$H$5]/1000000" office:value-type="float" office:value="1.78787531461695" calcext:value-type="float">
            <text:p>1.787875</text:p>
          </table:table-cell>
          <table:table-cell table:style-name="ce41" table:formula="of:=[.D5]/[.$G$5]*[.$H$5]/1000000" office:value-type="float" office:value="-0.0000000446155121097" calcext:value-type="float">
            <text:p>0.000000</text:p>
          </table:table-cell>
          <table:table-cell table:style-name="ce41" table:formula="of:=[.E5]/[.$G$5]*[.$H$5]/1000000" office:value-type="float" office:value="0.00000001311952800842" calcext:value-type="float">
            <text:p>0.000000</text:p>
          </table:table-cell>
          <table:table-cell/>
          <table:table-cell office:value-type="float" office:value="0.000011" calcext:value-type="float">
            <text:p>0.000011</text:p>
          </table:table-cell>
          <table:table-cell office:value-type="float" office:value="-0.000001" calcext:value-type="float">
            <text:p>-0.000001</text:p>
          </table:table-cell>
          <table:table-cell office:value-type="float" office:value="111.084396" calcext:value-type="float">
            <text:p>111.084396</text:p>
          </table:table-cell>
          <table:table-cell/>
          <table:table-cell table:style-name="ce43" table:formula="of:=[.N5]/1000" office:value-type="float" office:value="0.000000011" calcext:value-type="float">
            <text:p>0.0000</text:p>
          </table:table-cell>
          <table:table-cell table:style-name="ce43" table:formula="of:=[.O5]/1000" office:value-type="float" office:value="-0.000000001" calcext:value-type="float">
            <text:p>0.0000</text:p>
          </table:table-cell>
          <table:table-cell table:style-name="ce43" table:formula="of:=[.P5]/1000" office:value-type="float" office:value="0.111084396" calcext:value-type="float">
            <text:p>0.1111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5]" office:value-type="float" office:value="-77800.679688" calcext:value-type="float">
            <text:p>-77,800.679688</text:p>
          </table:table-cell>
          <table:table-cell office:value-type="float" office:value="3117702709248" calcext:value-type="float">
            <text:p>3,117,702,709,248.000000</text:p>
          </table:table-cell>
          <table:table-cell office:value-type="float" office:value="0.000285" calcext:value-type="float">
            <text:p>0.000285</text:p>
          </table:table-cell>
          <table:table-cell table:number-columns-repeated="4"/>
          <table:table-cell table:style-name="ce41" table:formula="of:=[.C6]/[.$G$5]*[.$H$5]/1000000" office:value-type="float" office:value="-0.0000000446155121097" calcext:value-type="float">
            <text:p>0.000000</text:p>
          </table:table-cell>
          <table:table-cell table:style-name="ce41" table:formula="of:=[.D6]/[.$G$5]*[.$H$5]/1000000" office:value-type="float" office:value="1.78787516428807" calcext:value-type="float">
            <text:p>1.787875</text:p>
          </table:table-cell>
          <table:table-cell table:style-name="ce41" table:formula="of:=[.E6]/[.$G$5]*[.$H$5]/1000000" office:value-type="float" office:value="1.63435859458519E-016" calcext:value-type="float">
            <text:p>0.000000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5]" office:value-type="float" office:value="22877.876953" calcext:value-type="float">
            <text:p>22,877.876953</text:p>
          </table:table-cell>
          <table:table-cell table:formula="of:=[.E6]" office:value-type="float" office:value="0.000285" calcext:value-type="float">
            <text:p>0.000285</text:p>
          </table:table-cell>
          <table:table-cell office:value-type="float" office:value="4775686963200" calcext:value-type="float">
            <text:p>4,775,686,963,200.000000</text:p>
          </table:table-cell>
          <table:table-cell table:number-columns-repeated="4"/>
          <table:table-cell table:style-name="ce41" table:formula="of:=[.C7]/[.$G$5]*[.$H$5]/1000000" office:value-type="float" office:value="0.00000001311952800842" calcext:value-type="float">
            <text:p>0.000000</text:p>
          </table:table-cell>
          <table:table-cell table:style-name="ce41" table:formula="of:=[.D7]/[.$G$5]*[.$H$5]/1000000" office:value-type="float" office:value="1.63435859458519E-016" calcext:value-type="float">
            <text:p>0.000000</text:p>
          </table:table-cell>
          <table:table-cell table:style-name="ce41" table:formula="of:=[.E7]/[.$G$5]*[.$H$5]/1000000" office:value-type="float" office:value="2.73866141521206" calcext:value-type="float">
            <text:p>2.738661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42" table:number-columns-repeated="3"/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/>
          <table:table-cell table:style-name="ce35" office:value-type="string" calcext:value-type="string">
            <text:p>Wheel1</text:p>
          </table:table-cell>
          <table:table-cell table:style-name="ce38" office:value-type="float" office:value="1030824640" calcext:value-type="float">
            <text:p>1,030,824,640.000000</text:p>
          </table:table-cell>
          <table:table-cell office:value-type="float" office:value="-9.21663" calcext:value-type="float">
            <text:p>-9.216630</text:p>
          </table:table-cell>
          <table:table-cell office:value-type="float" office:value="22.866482" calcext:value-type="float">
            <text:p>22.866482</text:p>
          </table:table-cell>
          <table:table-cell/>
          <table:table-cell office:value-type="float" office:value="772091.5625" calcext:value-type="float">
            <text:p>772,091.562500</text:p>
          </table:table-cell>
          <table:table-cell table:style-name="ce40" table:formula="of:=[.G9]/[.$H$70]*[.$H$69]" office:value-type="float" office:value="0.442762975781959" calcext:value-type="float">
            <text:p>0.44</text:p>
          </table:table-cell>
          <table:table-cell/>
          <table:table-cell table:style-name="ce41" table:formula="of:=[.C9]/[.$G$9]*[.$H$9]/1000000" office:value-type="float" office:value="0.000591135828033047" calcext:value-type="float">
            <text:p>0.000591</text:p>
          </table:table-cell>
          <table:table-cell table:style-name="ce41" table:formula="of:=[.D9]/[.$G$9]*[.$H$9]/1000000" office:value-type="float" office:value="-0.00000000000528536086" calcext:value-type="float">
            <text:p>0.000000</text:p>
          </table:table-cell>
          <table:table-cell table:style-name="ce41" table:formula="of:=[.E9]/[.$G$9]*[.$H$9]/1000000" office:value-type="float" office:value="0.00000000001311299347" calcext:value-type="float">
            <text:p>0.000000</text:p>
          </table:table-cell>
          <table:table-cell/>
          <table:table-cell office:value-type="float" office:value="-0.000001" calcext:value-type="float">
            <text:p>-0.000001</text:p>
          </table:table-cell>
          <table:table-cell office:value-type="float" office:value="-1.505846" calcext:value-type="float">
            <text:p>-1.505846</text:p>
          </table:table-cell>
          <table:table-cell office:value-type="float" office:value="-0.000001" calcext:value-type="float">
            <text:p>-0.000001</text:p>
          </table:table-cell>
          <table:table-cell/>
          <table:table-cell table:style-name="ce43" table:formula="of:=[.N9]/1000" office:value-type="float" office:value="-0.000000001" calcext:value-type="float">
            <text:p>0.0000</text:p>
          </table:table-cell>
          <table:table-cell table:style-name="ce43" table:formula="of:=[.O9]/1000" office:value-type="float" office:value="-0.001505846" calcext:value-type="float">
            <text:p>-0.0015</text:p>
          </table:table-cell>
          <table:table-cell table:style-name="ce43" table:formula="of:=[.P9]/1000" office:value-type="float" office:value="-0.000000001" calcext:value-type="float">
            <text:p>0.0000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9]" office:value-type="float" office:value="-9.21663" calcext:value-type="float">
            <text:p>-9.216630</text:p>
          </table:table-cell>
          <table:table-cell office:value-type="float" office:value="1620596608" calcext:value-type="float">
            <text:p>1,620,596,608.000000</text:p>
          </table:table-cell>
          <table:table-cell office:value-type="float" office:value="28.899374" calcext:value-type="float">
            <text:p>28.899374</text:p>
          </table:table-cell>
          <table:table-cell table:number-columns-repeated="4"/>
          <table:table-cell table:style-name="ce41" table:formula="of:=[.C10]/[.$G$9]*[.$H$9]/1000000" office:value-type="float" office:value="-0.00000000000528536086" calcext:value-type="float">
            <text:p>0.000000</text:p>
          </table:table-cell>
          <table:table-cell table:style-name="ce41" table:formula="of:=[.D10]/[.$G$9]*[.$H$9]/1000000" office:value-type="float" office:value="0.000929345963031721" calcext:value-type="float">
            <text:p>0.000929</text:p>
          </table:table-cell>
          <table:table-cell table:style-name="ce41" table:formula="of:=[.E10]/[.$G$9]*[.$H$9]/1000000" office:value-type="float" office:value="0.00000000001657261062" calcext:value-type="float">
            <text:p>0.000000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9]" office:value-type="float" office:value="22.866482" calcext:value-type="float">
            <text:p>22.866482</text:p>
          </table:table-cell>
          <table:table-cell table:formula="of:=[.E10]" office:value-type="float" office:value="28.899374" calcext:value-type="float">
            <text:p>28.899374</text:p>
          </table:table-cell>
          <table:table-cell office:value-type="float" office:value="1030824576" calcext:value-type="float">
            <text:p>1,030,824,576.000000</text:p>
          </table:table-cell>
          <table:table-cell table:number-columns-repeated="4"/>
          <table:table-cell table:style-name="ce41" table:formula="of:=[.C11]/[.$G$9]*[.$H$9]/1000000" office:value-type="float" office:value="0.00000000001311299347" calcext:value-type="float">
            <text:p>0.000000</text:p>
          </table:table-cell>
          <table:table-cell table:style-name="ce41" table:formula="of:=[.D11]/[.$G$9]*[.$H$9]/1000000" office:value-type="float" office:value="0.00000000001657261062" calcext:value-type="float">
            <text:p>0.000000</text:p>
          </table:table-cell>
          <table:table-cell table:style-name="ce41" table:formula="of:=[.E11]/[.$G$9]*[.$H$9]/1000000" office:value-type="float" office:value="0.000591135791331661" calcext:value-type="float">
            <text:p>0.000591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42" table:number-columns-repeated="3"/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/>
          <table:table-cell table:style-name="ce35" office:value-type="string" calcext:value-type="string">
            <text:p>Wheel2</text:p>
          </table:table-cell>
          <table:table-cell table:style-name="ce38" office:value-type="float" office:value="1030824640" calcext:value-type="float">
            <text:p>1,030,824,640.000000</text:p>
          </table:table-cell>
          <table:table-cell office:value-type="float" office:value="-9.21663" calcext:value-type="float">
            <text:p>-9.216630</text:p>
          </table:table-cell>
          <table:table-cell office:value-type="float" office:value="22.866482" calcext:value-type="float">
            <text:p>22.866482</text:p>
          </table:table-cell>
          <table:table-cell/>
          <table:table-cell office:value-type="float" office:value="772091.5625" calcext:value-type="float">
            <text:p>772,091.562500</text:p>
          </table:table-cell>
          <table:table-cell table:style-name="ce40" table:formula="of:=[.G13]/[.$H$70]*[.$H$69]" office:value-type="float" office:value="0.442762975781959" calcext:value-type="float">
            <text:p>0.44</text:p>
          </table:table-cell>
          <table:table-cell/>
          <table:table-cell table:style-name="ce41" table:formula="of:=[.C13]/[.$G$13]*[.$H$13]/1000000" office:value-type="float" office:value="0.000591135828033047" calcext:value-type="float">
            <text:p>0.000591</text:p>
          </table:table-cell>
          <table:table-cell table:style-name="ce41" table:formula="of:=[.D13]/[.$G$13]*[.$H$13]/1000000" office:value-type="float" office:value="-0.00000000000528536086" calcext:value-type="float">
            <text:p>0.000000</text:p>
          </table:table-cell>
          <table:table-cell table:style-name="ce41" table:formula="of:=[.E13]/[.$G$13]*[.$H$13]/1000000" office:value-type="float" office:value="0.00000000001311299347" calcext:value-type="float">
            <text:p>0.000000</text:p>
          </table:table-cell>
          <table:table-cell/>
          <table:table-cell office:value-type="float" office:value="-0.000001" calcext:value-type="float">
            <text:p>-0.000001</text:p>
          </table:table-cell>
          <table:table-cell office:value-type="float" office:value="-1.505846" calcext:value-type="float">
            <text:p>-1.505846</text:p>
          </table:table-cell>
          <table:table-cell office:value-type="float" office:value="-0.000001" calcext:value-type="float">
            <text:p>-0.000001</text:p>
          </table:table-cell>
          <table:table-cell/>
          <table:table-cell table:style-name="ce43" table:formula="of:=[.N13]/1000" office:value-type="float" office:value="-0.000000001" calcext:value-type="float">
            <text:p>0.0000</text:p>
          </table:table-cell>
          <table:table-cell table:style-name="ce43" table:formula="of:=[.O13]/1000" office:value-type="float" office:value="-0.001505846" calcext:value-type="float">
            <text:p>-0.0015</text:p>
          </table:table-cell>
          <table:table-cell table:style-name="ce43" table:formula="of:=[.P13]/1000" office:value-type="float" office:value="-0.000000001" calcext:value-type="float">
            <text:p>0.0000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13]" office:value-type="float" office:value="-9.21663" calcext:value-type="float">
            <text:p>-9.216630</text:p>
          </table:table-cell>
          <table:table-cell office:value-type="float" office:value="1620596608" calcext:value-type="float">
            <text:p>1,620,596,608.000000</text:p>
          </table:table-cell>
          <table:table-cell office:value-type="float" office:value="28.899374" calcext:value-type="float">
            <text:p>28.899374</text:p>
          </table:table-cell>
          <table:table-cell table:number-columns-repeated="4"/>
          <table:table-cell table:style-name="ce41" table:formula="of:=[.C14]/[.$G$13]*[.$H$13]/1000000" office:value-type="float" office:value="-0.00000000000528536086" calcext:value-type="float">
            <text:p>0.000000</text:p>
          </table:table-cell>
          <table:table-cell table:style-name="ce41" table:formula="of:=[.D14]/[.$G$13]*[.$H$13]/1000000" office:value-type="float" office:value="0.000929345963031721" calcext:value-type="float">
            <text:p>0.000929</text:p>
          </table:table-cell>
          <table:table-cell table:style-name="ce41" table:formula="of:=[.E14]/[.$G$13]*[.$H$13]/1000000" office:value-type="float" office:value="0.00000000001657261062" calcext:value-type="float">
            <text:p>0.000000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13]" office:value-type="float" office:value="22.866482" calcext:value-type="float">
            <text:p>22.866482</text:p>
          </table:table-cell>
          <table:table-cell table:formula="of:=[.E14]" office:value-type="float" office:value="28.899374" calcext:value-type="float">
            <text:p>28.899374</text:p>
          </table:table-cell>
          <table:table-cell office:value-type="float" office:value="1030824576" calcext:value-type="float">
            <text:p>1,030,824,576.000000</text:p>
          </table:table-cell>
          <table:table-cell table:number-columns-repeated="4"/>
          <table:table-cell table:style-name="ce41" table:formula="of:=[.C15]/[.$G$13]*[.$H$13]/1000000" office:value-type="float" office:value="0.00000000001311299347" calcext:value-type="float">
            <text:p>0.000000</text:p>
          </table:table-cell>
          <table:table-cell table:style-name="ce41" table:formula="of:=[.D15]/[.$G$13]*[.$H$13]/1000000" office:value-type="float" office:value="0.00000000001657261062" calcext:value-type="float">
            <text:p>0.000000</text:p>
          </table:table-cell>
          <table:table-cell table:style-name="ce41" table:formula="of:=[.E15]/[.$G$13]*[.$H$13]/1000000" office:value-type="float" office:value="0.000591135791331661" calcext:value-type="float">
            <text:p>0.000591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42" table:number-columns-repeated="3"/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/>
          <table:table-cell table:style-name="ce35" office:value-type="string" calcext:value-type="string">
            <text:p>Wheel3</text:p>
          </table:table-cell>
          <table:table-cell table:style-name="ce38" office:value-type="float" office:value="1030824640" calcext:value-type="float">
            <text:p>1,030,824,640.000000</text:p>
          </table:table-cell>
          <table:table-cell office:value-type="float" office:value="-9.21663" calcext:value-type="float">
            <text:p>-9.216630</text:p>
          </table:table-cell>
          <table:table-cell office:value-type="float" office:value="22.866482" calcext:value-type="float">
            <text:p>22.866482</text:p>
          </table:table-cell>
          <table:table-cell/>
          <table:table-cell office:value-type="float" office:value="772091.5625" calcext:value-type="float">
            <text:p>772,091.562500</text:p>
          </table:table-cell>
          <table:table-cell table:style-name="ce40" table:formula="of:=[.G17]/[.$H$70]*[.$H$69]" office:value-type="float" office:value="0.442762975781959" calcext:value-type="float">
            <text:p>0.44</text:p>
          </table:table-cell>
          <table:table-cell/>
          <table:table-cell table:style-name="ce41" table:formula="of:=[.C17]/[.$G$17]*[.$H$17]/1000000" office:value-type="float" office:value="0.000591135828033047" calcext:value-type="float">
            <text:p>0.000591</text:p>
          </table:table-cell>
          <table:table-cell table:style-name="ce41" table:formula="of:=[.D17]/[.$G$17]*[.$H$17]/1000000" office:value-type="float" office:value="-0.00000000000528536086" calcext:value-type="float">
            <text:p>0.000000</text:p>
          </table:table-cell>
          <table:table-cell table:style-name="ce41" table:formula="of:=[.E17]/[.$G$17]*[.$H$17]/1000000" office:value-type="float" office:value="0.00000000001311299347" calcext:value-type="float">
            <text:p>0.000000</text:p>
          </table:table-cell>
          <table:table-cell/>
          <table:table-cell office:value-type="float" office:value="-0.000001" calcext:value-type="float">
            <text:p>-0.000001</text:p>
          </table:table-cell>
          <table:table-cell office:value-type="float" office:value="-1.505846" calcext:value-type="float">
            <text:p>-1.505846</text:p>
          </table:table-cell>
          <table:table-cell office:value-type="float" office:value="-0.000001" calcext:value-type="float">
            <text:p>-0.000001</text:p>
          </table:table-cell>
          <table:table-cell/>
          <table:table-cell table:style-name="ce43" table:formula="of:=[.N17]/1000" office:value-type="float" office:value="-0.000000001" calcext:value-type="float">
            <text:p>0.0000</text:p>
          </table:table-cell>
          <table:table-cell table:style-name="ce43" table:formula="of:=[.O17]/1000" office:value-type="float" office:value="-0.001505846" calcext:value-type="float">
            <text:p>-0.0015</text:p>
          </table:table-cell>
          <table:table-cell table:style-name="ce43" table:formula="of:=[.P17]/1000" office:value-type="float" office:value="-0.000000001" calcext:value-type="float">
            <text:p>0.0000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17]" office:value-type="float" office:value="-9.21663" calcext:value-type="float">
            <text:p>-9.216630</text:p>
          </table:table-cell>
          <table:table-cell office:value-type="float" office:value="1620596608" calcext:value-type="float">
            <text:p>1,620,596,608.000000</text:p>
          </table:table-cell>
          <table:table-cell office:value-type="float" office:value="28.899374" calcext:value-type="float">
            <text:p>28.899374</text:p>
          </table:table-cell>
          <table:table-cell table:number-columns-repeated="4"/>
          <table:table-cell table:style-name="ce41" table:formula="of:=[.C18]/[.$G$17]*[.$H$17]/1000000" office:value-type="float" office:value="-0.00000000000528536086" calcext:value-type="float">
            <text:p>0.000000</text:p>
          </table:table-cell>
          <table:table-cell table:style-name="ce41" table:formula="of:=[.D18]/[.$G$17]*[.$H$17]/1000000" office:value-type="float" office:value="0.000929345963031721" calcext:value-type="float">
            <text:p>0.000929</text:p>
          </table:table-cell>
          <table:table-cell table:style-name="ce41" table:formula="of:=[.E18]/[.$G$17]*[.$H$17]/1000000" office:value-type="float" office:value="0.00000000001657261062" calcext:value-type="float">
            <text:p>0.000000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17]" office:value-type="float" office:value="22.866482" calcext:value-type="float">
            <text:p>22.866482</text:p>
          </table:table-cell>
          <table:table-cell table:formula="of:=[.E18]" office:value-type="float" office:value="28.899374" calcext:value-type="float">
            <text:p>28.899374</text:p>
          </table:table-cell>
          <table:table-cell office:value-type="float" office:value="1030824576" calcext:value-type="float">
            <text:p>1,030,824,576.000000</text:p>
          </table:table-cell>
          <table:table-cell table:number-columns-repeated="4"/>
          <table:table-cell table:style-name="ce41" table:formula="of:=[.C19]/[.$G$17]*[.$H$17]/1000000" office:value-type="float" office:value="0.00000000001311299347" calcext:value-type="float">
            <text:p>0.000000</text:p>
          </table:table-cell>
          <table:table-cell table:style-name="ce41" table:formula="of:=[.D19]/[.$G$17]*[.$H$17]/1000000" office:value-type="float" office:value="0.00000000001657261062" calcext:value-type="float">
            <text:p>0.000000</text:p>
          </table:table-cell>
          <table:table-cell table:style-name="ce41" table:formula="of:=[.E19]/[.$G$17]*[.$H$17]/1000000" office:value-type="float" office:value="0.000591135791331661" calcext:value-type="float">
            <text:p>0.000591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42" table:number-columns-repeated="3"/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/>
          <table:table-cell table:style-name="ce35" office:value-type="string" calcext:value-type="string">
            <text:p>Body</text:p>
          </table:table-cell>
          <table:table-cell table:style-name="ce38" office:value-type="float" office:value="483648962560" calcext:value-type="float">
            <text:p>483,648,962,560.000000</text:p>
          </table:table-cell>
          <table:table-cell office:value-type="float" office:value="26270674" calcext:value-type="float">
            <text:p>26,270,674.000000</text:p>
          </table:table-cell>
          <table:table-cell office:value-type="float" office:value="-669492544" calcext:value-type="float">
            <text:p>-669,492,544.000000</text:p>
          </table:table-cell>
          <table:table-cell/>
          <table:table-cell office:value-type="float" office:value="5888326" calcext:value-type="float">
            <text:p>5,888,326.000000</text:p>
          </table:table-cell>
          <table:table-cell table:style-name="ce40" table:formula="of:=[.G21]/[.$H$70]*[.$H$69]" office:value-type="float" office:value="3.37671445818225" calcext:value-type="float">
            <text:p>3.38</text:p>
          </table:table-cell>
          <table:table-cell/>
          <table:table-cell table:style-name="ce41" table:formula="of:=[.C21]/[.$G$21]*[.$H$21]/1000000" office:value-type="float" office:value="0.27735292586742" calcext:value-type="float">
            <text:p>0.277353</text:p>
          </table:table-cell>
          <table:table-cell table:style-name="ce41" table:formula="of:=[.D21]/[.$G$21]*[.$H$21]/1000000" office:value-type="float" office:value="0.0000150651585394546" calcext:value-type="float">
            <text:p>0.000015</text:p>
          </table:table-cell>
          <table:table-cell table:style-name="ce41" table:formula="of:=[.E21]/[.$G$21]*[.$H$21]/1000000" office:value-type="float" office:value="-0.000383926629227054" calcext:value-type="float">
            <text:p>-0.000384</text:p>
          </table:table-cell>
          <table:table-cell/>
          <table:table-cell office:value-type="float" office:value="-0.389937" calcext:value-type="float">
            <text:p>-0.389937</text:p>
          </table:table-cell>
          <table:table-cell office:value-type="float" office:value="-0.707743" calcext:value-type="float">
            <text:p>-0.707743</text:p>
          </table:table-cell>
          <table:table-cell office:value-type="float" office:value="359.057312" calcext:value-type="float">
            <text:p>359.057312</text:p>
          </table:table-cell>
          <table:table-cell/>
          <table:table-cell table:style-name="ce43" table:formula="of:=[.N21]/1000" office:value-type="float" office:value="-0.000389937" calcext:value-type="float">
            <text:p>-0.0004</text:p>
          </table:table-cell>
          <table:table-cell table:style-name="ce43" table:formula="of:=[.O21]/1000" office:value-type="float" office:value="-0.000707743" calcext:value-type="float">
            <text:p>-0.0007</text:p>
          </table:table-cell>
          <table:table-cell table:style-name="ce43" table:formula="of:=[.P21]/1000" office:value-type="float" office:value="0.359057312" calcext:value-type="float">
            <text:p>0.3591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21]" office:value-type="float" office:value="26270674" calcext:value-type="float">
            <text:p>26,270,674.000000</text:p>
          </table:table-cell>
          <table:table-cell office:value-type="float" office:value="468133314560" calcext:value-type="float">
            <text:p>468,133,314,560.000000</text:p>
          </table:table-cell>
          <table:table-cell office:value-type="float" office:value="-555147840" calcext:value-type="float">
            <text:p>-555,147,840.000000</text:p>
          </table:table-cell>
          <table:table-cell table:number-columns-repeated="4"/>
          <table:table-cell table:style-name="ce41" table:formula="of:=[.C22]/[.$G$21]*[.$H$21]/1000000" office:value-type="float" office:value="0.0000150651585394546" calcext:value-type="float">
            <text:p>0.000015</text:p>
          </table:table-cell>
          <table:table-cell table:style-name="ce41" table:formula="of:=[.D22]/[.$G$21]*[.$H$21]/1000000" office:value-type="float" office:value="0.268455335460627" calcext:value-type="float">
            <text:p>0.268455</text:p>
          </table:table-cell>
          <table:table-cell table:style-name="ce41" table:formula="of:=[.E22]/[.$G$21]*[.$H$21]/1000000" office:value-type="float" office:value="-0.000318354611778738" calcext:value-type="float">
            <text:p>-0.000318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21]" office:value-type="float" office:value="-669492544" calcext:value-type="float">
            <text:p>-669,492,544.000000</text:p>
          </table:table-cell>
          <table:table-cell table:formula="of:=[.E22]" office:value-type="float" office:value="-555147840" calcext:value-type="float">
            <text:p>-555,147,840.000000</text:p>
          </table:table-cell>
          <table:table-cell office:value-type="float" office:value="128057425920" calcext:value-type="float">
            <text:p>128,057,425,920.000000</text:p>
          </table:table-cell>
          <table:table-cell table:number-columns-repeated="4"/>
          <table:table-cell table:style-name="ce41" table:formula="of:=[.C23]/[.$G$21]*[.$H$21]/1000000" office:value-type="float" office:value="-0.000383926629227054" calcext:value-type="float">
            <text:p>-0.000384</text:p>
          </table:table-cell>
          <table:table-cell table:style-name="ce41" table:formula="of:=[.D23]/[.$G$21]*[.$H$21]/1000000" office:value-type="float" office:value="-0.000318354611778738" calcext:value-type="float">
            <text:p>-0.000318</text:p>
          </table:table-cell>
          <table:table-cell table:style-name="ce41" table:formula="of:=[.E23]/[.$G$21]*[.$H$21]/1000000" office:value-type="float" office:value="0.0734357033869502" calcext:value-type="float">
            <text:p>0.073436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42" table:number-columns-repeated="3"/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/>
          <table:table-cell table:style-name="ce35" office:value-type="string" calcext:value-type="string">
            <text:p>Elevation M</text:p>
          </table:table-cell>
          <table:table-cell table:style-name="ce38" office:value-type="float" office:value="2606418944" calcext:value-type="float">
            <text:p>2,606,418,944.000000</text:p>
          </table:table-cell>
          <table:table-cell office:value-type="float" office:value="13552174" calcext:value-type="float">
            <text:p>13,552,174.000000</text:p>
          </table:table-cell>
          <table:table-cell office:value-type="float" office:value="43785560" calcext:value-type="float">
            <text:p>43,785,560.000000</text:p>
          </table:table-cell>
          <table:table-cell/>
          <table:table-cell office:value-type="float" office:value="561677.5" calcext:value-type="float">
            <text:p>561,677.500000</text:p>
          </table:table-cell>
          <table:table-cell table:style-name="ce40" table:formula="of:=[.G25]/[.$H$70]*[.$H$69]" office:value-type="float" office:value="0.322099105091271" calcext:value-type="float">
            <text:p>0.32</text:p>
          </table:table-cell>
          <table:table-cell/>
          <table:table-cell table:style-name="ce41" table:formula="of:=[.C25]/[.$G$25]*[.$H$25]/1000000" office:value-type="float" office:value="0.00149467480779511" calcext:value-type="float">
            <text:p>0.001495</text:p>
          </table:table-cell>
          <table:table-cell table:style-name="ce41" table:formula="of:=[.D25]/[.$G$25]*[.$H$25]/1000000" office:value-type="float" office:value="0.00000777161826393472" calcext:value-type="float">
            <text:p>0.000008</text:p>
          </table:table-cell>
          <table:table-cell table:style-name="ce41" table:formula="of:=[.E25]/[.$G$25]*[.$H$25]/1000000" office:value-type="float" office:value="0.0000251092302823598" calcext:value-type="float">
            <text:p>0.000025</text:p>
          </table:table-cell>
          <table:table-cell/>
          <table:table-cell office:value-type="float" office:value="-1.062455" calcext:value-type="float">
            <text:p>-1.062455</text:p>
          </table:table-cell>
          <table:table-cell office:value-type="float" office:value="-1.414402" calcext:value-type="float">
            <text:p>-1.414402</text:p>
          </table:table-cell>
          <table:table-cell office:value-type="float" office:value="-17.540909" calcext:value-type="float">
            <text:p>-17.540909</text:p>
          </table:table-cell>
          <table:table-cell/>
          <table:table-cell table:style-name="ce43" table:formula="of:=[.N25]/1000" office:value-type="float" office:value="-0.001062455" calcext:value-type="float">
            <text:p>-0.0011</text:p>
          </table:table-cell>
          <table:table-cell table:style-name="ce43" table:formula="of:=[.O25]/1000" office:value-type="float" office:value="-0.001414402" calcext:value-type="float">
            <text:p>-0.0014</text:p>
          </table:table-cell>
          <table:table-cell table:style-name="ce43" table:formula="of:=[.P25]/1000" office:value-type="float" office:value="-0.017540909" calcext:value-type="float">
            <text:p>-0.0175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25]" office:value-type="float" office:value="13552174" calcext:value-type="float">
            <text:p>13,552,174.000000</text:p>
          </table:table-cell>
          <table:table-cell office:value-type="float" office:value="1681783040" calcext:value-type="float">
            <text:p>1,681,783,040.000000</text:p>
          </table:table-cell>
          <table:table-cell office:value-type="float" office:value="-71051920" calcext:value-type="float">
            <text:p>-71,051,920.000000</text:p>
          </table:table-cell>
          <table:table-cell table:number-columns-repeated="4"/>
          <table:table-cell table:style-name="ce41" table:formula="of:=[.C26]/[.$G$25]*[.$H$25]/1000000" office:value-type="float" office:value="0.00000777161826393472" calcext:value-type="float">
            <text:p>0.000008</text:p>
          </table:table-cell>
          <table:table-cell table:style-name="ce41" table:formula="of:=[.D26]/[.$G$25]*[.$H$25]/1000000" office:value-type="float" office:value="0.000964433882684774" calcext:value-type="float">
            <text:p>0.000964</text:p>
          </table:table-cell>
          <table:table-cell table:style-name="ce41" table:formula="of:=[.E26]/[.$G$25]*[.$H$25]/1000000" office:value-type="float" office:value="-0.0000407453740750103" calcext:value-type="float">
            <text:p>-0.000041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25]" office:value-type="float" office:value="43785560" calcext:value-type="float">
            <text:p>43,785,560.000000</text:p>
          </table:table-cell>
          <table:table-cell table:formula="of:=[.E26]" office:value-type="float" office:value="-71051920" calcext:value-type="float">
            <text:p>-71,051,920.000000</text:p>
          </table:table-cell>
          <table:table-cell office:value-type="float" office:value="3242435328" calcext:value-type="float">
            <text:p>3,242,435,328.000000</text:p>
          </table:table-cell>
          <table:table-cell table:number-columns-repeated="4"/>
          <table:table-cell table:style-name="ce41" table:formula="of:=[.C27]/[.$G$25]*[.$H$25]/1000000" office:value-type="float" office:value="0.0000251092302823598" calcext:value-type="float">
            <text:p>0.000025</text:p>
          </table:table-cell>
          <table:table-cell table:style-name="ce41" table:formula="of:=[.D27]/[.$G$25]*[.$H$25]/1000000" office:value-type="float" office:value="-0.0000407453740750103" calcext:value-type="float">
            <text:p>-0.000041</text:p>
          </table:table-cell>
          <table:table-cell table:style-name="ce41" table:formula="of:=[.E27]/[.$G$25]*[.$H$25]/1000000" office:value-type="float" office:value="0.00185940422656261" calcext:value-type="float">
            <text:p>0.001859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42" table:number-columns-repeated="3"/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/>
          <table:table-cell table:style-name="ce35" office:value-type="string" calcext:value-type="string">
            <text:p>Head Assy</text:p>
          </table:table-cell>
          <table:table-cell table:style-name="ce38" office:value-type="float" office:value="322892398592" calcext:value-type="float">
            <text:p>322,892,398,592.000000</text:p>
          </table:table-cell>
          <table:table-cell office:value-type="float" office:value="-4044.340332" calcext:value-type="float">
            <text:p>-4,044.340332</text:p>
          </table:table-cell>
          <table:table-cell office:value-type="float" office:value="14143.805664" calcext:value-type="float">
            <text:p>14,143.805664</text:p>
          </table:table-cell>
          <table:table-cell/>
          <table:table-cell office:value-type="float" office:value="24757808" calcext:value-type="float">
            <text:p>24,757,808.000000</text:p>
          </table:table-cell>
          <table:table-cell table:style-name="ce40" table:formula="of:=[.G29]/[.$H$70]*[.$H$69]" office:value-type="float" office:value="14.1975916799614" calcext:value-type="float">
            <text:p>14.20</text:p>
          </table:table-cell>
          <table:table-cell/>
          <table:table-cell table:style-name="ce41" table:formula="of:=[.C29]/[.$G$29]*[.$H$29]/1000000" office:value-type="float" office:value="0.185165602373706" calcext:value-type="float">
            <text:p>0.185166</text:p>
          </table:table-cell>
          <table:table-cell table:style-name="ce41" table:formula="of:=[.D29]/[.$G$29]*[.$H$29]/1000000" office:value-type="float" office:value="-0.00000000231926399334" calcext:value-type="float">
            <text:p>0.000000</text:p>
          </table:table-cell>
          <table:table-cell table:style-name="ce41" table:formula="of:=[.E29]/[.$G$29]*[.$H$29]/1000000" office:value-type="float" office:value="0.00000000811089485863" calcext:value-type="float">
            <text:p>0.000000</text:p>
          </table:table-cell>
          <table:table-cell/>
          <table:table-cell office:value-type="float" office:value="0.000005" calcext:value-type="float">
            <text:p>0.000005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122.400009" calcext:value-type="float">
            <text:p>-122.400009</text:p>
          </table:table-cell>
          <table:table-cell/>
          <table:table-cell table:style-name="ce43" table:formula="of:=[.N29]/1000" office:value-type="float" office:value="0.000000005" calcext:value-type="float">
            <text:p>0.0000</text:p>
          </table:table-cell>
          <table:table-cell table:style-name="ce43" table:formula="of:=[.O29]/1000" office:value-type="float" office:value="0.000000001" calcext:value-type="float">
            <text:p>0.0000</text:p>
          </table:table-cell>
          <table:table-cell table:style-name="ce43" table:formula="of:=[.P29]/1000" office:value-type="float" office:value="-0.122400009" calcext:value-type="float">
            <text:p>-0.1224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29]" office:value-type="float" office:value="-4044.340332" calcext:value-type="float">
            <text:p>-4,044.340332</text:p>
          </table:table-cell>
          <table:table-cell office:value-type="float" office:value="322892398592" calcext:value-type="float">
            <text:p>322,892,398,592.000000</text:p>
          </table:table-cell>
          <table:table-cell office:value-type="float" office:value="-0.000116" calcext:value-type="float">
            <text:p>-0.000116</text:p>
          </table:table-cell>
          <table:table-cell table:number-columns-repeated="4"/>
          <table:table-cell table:style-name="ce41" table:formula="of:=[.C30]/[.$G$29]*[.$H$29]/1000000" office:value-type="float" office:value="-0.00000000231926399334" calcext:value-type="float">
            <text:p>0.000000</text:p>
          </table:table-cell>
          <table:table-cell table:style-name="ce41" table:formula="of:=[.D30]/[.$G$29]*[.$H$29]/1000000" office:value-type="float" office:value="0.185165602373706" calcext:value-type="float">
            <text:p>0.185166</text:p>
          </table:table-cell>
          <table:table-cell table:style-name="ce41" table:formula="of:=[.E30]/[.$G$29]*[.$H$29]/1000000" office:value-type="float" office:value="-6.65212620953971E-017" calcext:value-type="float">
            <text:p>0.000000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29]" office:value-type="float" office:value="14143.805664" calcext:value-type="float">
            <text:p>14,143.805664</text:p>
          </table:table-cell>
          <table:table-cell table:formula="of:=[.E30]" office:value-type="float" office:value="-0.000116" calcext:value-type="float">
            <text:p>-0.000116</text:p>
          </table:table-cell>
          <table:table-cell office:value-type="float" office:value="398507671552" calcext:value-type="float">
            <text:p>398,507,671,552.000000</text:p>
          </table:table-cell>
          <table:table-cell table:number-columns-repeated="4"/>
          <table:table-cell table:style-name="ce41" table:formula="of:=[.C31]/[.$G$29]*[.$H$29]/1000000" office:value-type="float" office:value="0.00000000811089485863" calcext:value-type="float">
            <text:p>0.000000</text:p>
          </table:table-cell>
          <table:table-cell table:style-name="ce41" table:formula="of:=[.D31]/[.$G$29]*[.$H$29]/1000000" office:value-type="float" office:value="-6.65212620953971E-017" calcext:value-type="float">
            <text:p>0.000000</text:p>
          </table:table-cell>
          <table:table-cell table:style-name="ce41" table:formula="of:=[.E31]/[.$G$29]*[.$H$29]/1000000" office:value-type="float" office:value="0.228527872985664" calcext:value-type="float">
            <text:p>0.228528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42" table:number-columns-repeated="3"/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/>
          <table:table-cell table:style-name="ce35" office:value-type="string" calcext:value-type="string">
            <text:p>Head Screen</text:p>
          </table:table-cell>
          <table:table-cell table:style-name="ce38" office:value-type="float" office:value="3066331648" calcext:value-type="float">
            <text:p>3,066,331,648.000000</text:p>
          </table:table-cell>
          <table:table-cell office:value-type="float" office:value="-141.743286" calcext:value-type="float">
            <text:p>-141.743286</text:p>
          </table:table-cell>
          <table:table-cell office:value-type="float" office:value="45535692" calcext:value-type="float">
            <text:p>45,535,692.000000</text:p>
          </table:table-cell>
          <table:table-cell/>
          <table:table-cell office:value-type="float" office:value="706149.0625" calcext:value-type="float">
            <text:p>706,149.062500</text:p>
          </table:table-cell>
          <table:table-cell table:style-name="ce40" table:formula="of:=[.G33]/[.$H$70]*[.$H$69]" office:value-type="float" office:value="0.404947645387771" calcext:value-type="float">
            <text:p>0.40</text:p>
          </table:table-cell>
          <table:table-cell/>
          <table:table-cell table:style-name="ce41" table:formula="of:=[.C33]/[.$G$33]*[.$H$33]/1000000" office:value-type="float" office:value="0.00175841595886223" calcext:value-type="float">
            <text:p>0.001758</text:p>
          </table:table-cell>
          <table:table-cell table:style-name="ce41" table:formula="of:=[.D33]/[.$G$33]*[.$H$33]/1000000" office:value-type="float" office:value="-0.00000000008128398516" calcext:value-type="float">
            <text:p>0.000000</text:p>
          </table:table-cell>
          <table:table-cell table:style-name="ce41" table:formula="of:=[.E33]/[.$G$33]*[.$H$33]/1000000" office:value-type="float" office:value="0.0000261128595019593" calcext:value-type="float">
            <text:p>0.000026</text:p>
          </table:table-cell>
          <table:table-cell/>
          <table:table-cell office:value-type="float" office:value="14.477846" calcext:value-type="float">
            <text:p>14.477846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-45.490379" calcext:value-type="float">
            <text:p>-45.490379</text:p>
          </table:table-cell>
          <table:table-cell/>
          <table:table-cell table:style-name="ce43" table:formula="of:=[.N33]/1000" office:value-type="float" office:value="0.014477846" calcext:value-type="float">
            <text:p>0.0145</text:p>
          </table:table-cell>
          <table:table-cell table:style-name="ce43" table:formula="of:=[.O33]/1000" office:value-type="float" office:value="0.000000006" calcext:value-type="float">
            <text:p>0.0000</text:p>
          </table:table-cell>
          <table:table-cell table:style-name="ce43" table:formula="of:=[.P33]/1000" office:value-type="float" office:value="-0.045490379" calcext:value-type="float">
            <text:p>-0.0455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33]" office:value-type="float" office:value="-141.743286" calcext:value-type="float">
            <text:p>-141.743286</text:p>
          </table:table-cell>
          <table:table-cell office:value-type="float" office:value="1023729856" calcext:value-type="float">
            <text:p>1,023,729,856.000000</text:p>
          </table:table-cell>
          <table:table-cell office:value-type="float" office:value="15.626835" calcext:value-type="float">
            <text:p>15.626835</text:p>
          </table:table-cell>
          <table:table-cell table:number-columns-repeated="4"/>
          <table:table-cell table:style-name="ce41" table:formula="of:=[.C34]/[.$G$33]*[.$H$33]/1000000" office:value-type="float" office:value="-0.00000000008128398516" calcext:value-type="float">
            <text:p>0.000000</text:p>
          </table:table-cell>
          <table:table-cell table:style-name="ce41" table:formula="of:=[.D34]/[.$G$33]*[.$H$33]/1000000" office:value-type="float" office:value="0.000587067259188441" calcext:value-type="float">
            <text:p>0.000587</text:p>
          </table:table-cell>
          <table:table-cell table:style-name="ce41" table:formula="of:=[.E34]/[.$G$33]*[.$H$33]/1000000" office:value-type="float" office:value="0.00000000000896135161" calcext:value-type="float">
            <text:p>0.000000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33]" office:value-type="float" office:value="45535692" calcext:value-type="float">
            <text:p>45,535,692.000000</text:p>
          </table:table-cell>
          <table:table-cell table:formula="of:=[.E34]" office:value-type="float" office:value="15.626835" calcext:value-type="float">
            <text:p>15.626835</text:p>
          </table:table-cell>
          <table:table-cell office:value-type="float" office:value="2180583424" calcext:value-type="float">
            <text:p>2,180,583,424.000000</text:p>
          </table:table-cell>
          <table:table-cell table:number-columns-repeated="4"/>
          <table:table-cell table:style-name="ce41" table:formula="of:=[.C35]/[.$G$33]*[.$H$33]/1000000" office:value-type="float" office:value="0.0000261128595019593" calcext:value-type="float">
            <text:p>0.000026</text:p>
          </table:table-cell>
          <table:table-cell table:style-name="ce41" table:formula="of:=[.D35]/[.$G$33]*[.$H$33]/1000000" office:value-type="float" office:value="0.00000000000896135161" calcext:value-type="float">
            <text:p>0.000000</text:p>
          </table:table-cell>
          <table:table-cell table:style-name="ce41" table:formula="of:=[.E35]/[.$G$33]*[.$H$33]/1000000" office:value-type="float" office:value="0.0012504755299033" calcext:value-type="float">
            <text:p>0.001250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42" table:number-columns-repeated="3"/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/>
          <table:table-cell table:style-name="ce35" office:value-type="string" calcext:value-type="string">
            <text:p>Head Tilt</text:p>
          </table:table-cell>
          <table:table-cell table:style-name="ce38" office:value-type="float" office:value="84550680576" calcext:value-type="float">
            <text:p>84,550,680,576.000000</text:p>
          </table:table-cell>
          <table:table-cell office:value-type="float" office:value="4103.376953" calcext:value-type="float">
            <text:p>4,103.376953</text:p>
          </table:table-cell>
          <table:table-cell office:value-type="float" office:value="2389.901855" calcext:value-type="float">
            <text:p>2,389.901855</text:p>
          </table:table-cell>
          <table:table-cell/>
          <table:table-cell office:value-type="float" office:value="9607809" calcext:value-type="float">
            <text:p>9,607,809.000000</text:p>
          </table:table-cell>
          <table:table-cell table:style-name="ce40" table:formula="of:=[.G37]/[.$H$70]*[.$H$69]" office:value-type="float" office:value="5.50968604009927" calcext:value-type="float">
            <text:p>5.51</text:p>
          </table:table-cell>
          <table:table-cell/>
          <table:table-cell table:style-name="ce41" table:formula="of:=[.C37]/[.$G$37]*[.$H$37]/1000000" office:value-type="float" office:value="0.0484863619218992" calcext:value-type="float">
            <text:p>0.048486</text:p>
          </table:table-cell>
          <table:table-cell table:style-name="ce41" table:formula="of:=[.D37]/[.$G$37]*[.$H$37]/1000000" office:value-type="float" office:value="0.0000000023531190842" calcext:value-type="float">
            <text:p>0.000000</text:p>
          </table:table-cell>
          <table:table-cell table:style-name="ce41" table:formula="of:=[.E37]/[.$G$37]*[.$H$37]/1000000" office:value-type="float" office:value="0.00000000137051110068" calcext:value-type="float">
            <text:p>0.000000</text:p>
          </table:table-cell>
          <table:table-cell/>
          <table:table-cell office:value-type="float" office:value="-97.999992" calcext:value-type="float">
            <text:p>-97.999992</text:p>
          </table:table-cell>
          <table:table-cell office:value-type="float" office:value="-0.000003" calcext:value-type="float">
            <text:p>-0.000003</text:p>
          </table:table-cell>
          <table:table-cell office:value-type="float" office:value="57.616226" calcext:value-type="float">
            <text:p>57.616226</text:p>
          </table:table-cell>
          <table:table-cell/>
          <table:table-cell table:style-name="ce43" table:formula="of:=[.N37]/1000" office:value-type="float" office:value="-0.097999992" calcext:value-type="float">
            <text:p>-0.0980</text:p>
          </table:table-cell>
          <table:table-cell table:style-name="ce43" table:formula="of:=[.O37]/1000" office:value-type="float" office:value="-0.000000003" calcext:value-type="float">
            <text:p>0.0000</text:p>
          </table:table-cell>
          <table:table-cell table:style-name="ce43" table:formula="of:=[.P37]/1000" office:value-type="float" office:value="0.057616226" calcext:value-type="float">
            <text:p>0.0576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37]" office:value-type="float" office:value="4103.376953" calcext:value-type="float">
            <text:p>4,103.376953</text:p>
          </table:table-cell>
          <table:table-cell office:value-type="float" office:value="84550680576" calcext:value-type="float">
            <text:p>84,550,680,576.000000</text:p>
          </table:table-cell>
          <table:table-cell office:value-type="float" office:value="-0.000029" calcext:value-type="float">
            <text:p>-0.000029</text:p>
          </table:table-cell>
          <table:table-cell table:number-columns-repeated="4"/>
          <table:table-cell table:style-name="ce41" table:formula="of:=[.C38]/[.$G$37]*[.$H$37]/1000000" office:value-type="float" office:value="0.0000000023531190842" calcext:value-type="float">
            <text:p>0.000000</text:p>
          </table:table-cell>
          <table:table-cell table:style-name="ce41" table:formula="of:=[.D38]/[.$G$37]*[.$H$37]/1000000" office:value-type="float" office:value="0.0484863619218992" calcext:value-type="float">
            <text:p>0.048486</text:p>
          </table:table-cell>
          <table:table-cell table:style-name="ce41" table:formula="of:=[.E38]/[.$G$37]*[.$H$37]/1000000" office:value-type="float" office:value="-1.66303155238493E-017" calcext:value-type="float">
            <text:p>0.000000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37]" office:value-type="float" office:value="2389.901855" calcext:value-type="float">
            <text:p>2,389.901855</text:p>
          </table:table-cell>
          <table:table-cell table:formula="of:=[.E38]" office:value-type="float" office:value="-0.000029" calcext:value-type="float">
            <text:p>-0.000029</text:p>
          </table:table-cell>
          <table:table-cell office:value-type="float" office:value="154649624576" calcext:value-type="float">
            <text:p>154,649,624,576.000000</text:p>
          </table:table-cell>
          <table:table-cell table:number-columns-repeated="4"/>
          <table:table-cell table:style-name="ce41" table:formula="of:=[.C39]/[.$G$37]*[.$H$37]/1000000" office:value-type="float" office:value="0.00000000137051110068" calcext:value-type="float">
            <text:p>0.000000</text:p>
          </table:table-cell>
          <table:table-cell table:style-name="ce41" table:formula="of:=[.D39]/[.$G$37]*[.$H$37]/1000000" office:value-type="float" office:value="-1.66303155238493E-017" calcext:value-type="float">
            <text:p>0.000000</text:p>
          </table:table-cell>
          <table:table-cell table:style-name="ce41" table:formula="of:=[.E39]/[.$G$37]*[.$H$37]/1000000" office:value-type="float" office:value="0.0886852431842661" calcext:value-type="float">
            <text:p>0.088685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35" table:number-columns-repeated="3"/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 table:number-rows-repeated="23">
          <table:table-cell/>
          <table:table-cell table:style-name="Default" table:number-columns-repeated="19"/>
          <table:table-cell table:number-columns-repeated="1004"/>
        </table:table-row>
        <table:table-row table:style-name="ro1">
          <table:table-cell/>
          <table:table-cell table:style-name="ce36"/>
          <table:table-cell table:number-columns-repeated="7"/>
          <table:table-cell table:style-name="ce35" table:number-columns-repeated="3"/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/>
          <table:table-cell table:style-name="ce37" office:value-type="string" calcext:value-type="string">
            <text:p>gripper</text:p>
          </table:table-cell>
          <table:table-cell office:value-type="float" office:value="349016000" calcext:value-type="float">
            <text:p>349,016,000.000000</text:p>
          </table:table-cell>
          <table:table-cell office:value-type="float" office:value="1233998.5" calcext:value-type="float">
            <text:p>1,233,998.500000</text:p>
          </table:table-cell>
          <table:table-cell office:value-type="float" office:value="183139104" calcext:value-type="float">
            <text:p>183,139,104.000000</text:p>
          </table:table-cell>
          <table:table-cell/>
          <table:table-cell office:value-type="float" office:value="305632.125" calcext:value-type="float">
            <text:p>305,632.125000</text:p>
          </table:table-cell>
          <table:table-cell table:style-name="ce40" table:formula="of:=[.G65]/[.H70]*[.H69]" office:value-type="float" office:value="0.175267540447398" calcext:value-type="float">
            <text:p>0.18</text:p>
          </table:table-cell>
          <table:table-cell/>
          <table:table-cell table:style-name="ce41" table:formula="of:=[.C65]/[.$G$65]*[.$H$65]/1000000" office:value-type="float" office:value="0.000200146420788682" calcext:value-type="float">
            <text:p>0.000200</text:p>
          </table:table-cell>
          <table:table-cell table:style-name="ce41" table:formula="of:=[.D65]/[.$G$65]*[.$H$65]/1000000" office:value-type="float" office:value="0.00000070764773830885" calcext:value-type="float">
            <text:p>0.000001</text:p>
          </table:table-cell>
          <table:table-cell table:style-name="ce41" table:formula="of:=[.E65]/[.$G$65]*[.$H$65]/1000000" office:value-type="float" office:value="0.000105022796009484" calcext:value-type="float">
            <text:p>0.000105</text:p>
          </table:table-cell>
          <table:table-cell/>
          <table:table-cell office:value-type="float" office:value="0.002129" calcext:value-type="float">
            <text:p>0.002129</text:p>
          </table:table-cell>
          <table:table-cell office:value-type="float" office:value="-0.00106" calcext:value-type="float">
            <text:p>-0.001060</text:p>
          </table:table-cell>
          <table:table-cell office:value-type="float" office:value="16.970495" calcext:value-type="float">
            <text:p>16.970495</text:p>
          </table:table-cell>
          <table:table-cell/>
          <table:table-cell table:style-name="ce43" table:formula="of:=[.N65]/1000" office:value-type="float" office:value="0.000002129" calcext:value-type="float">
            <text:p>0.0000</text:p>
          </table:table-cell>
          <table:table-cell table:style-name="ce43" table:formula="of:=[.O65]/1000" office:value-type="float" office:value="-0.00000106" calcext:value-type="float">
            <text:p>0.0000</text:p>
          </table:table-cell>
          <table:table-cell table:style-name="ce43" table:formula="of:=[.P65]/1000" office:value-type="float" office:value="0.016970495" calcext:value-type="float">
            <text:p>0.0170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65]" office:value-type="float" office:value="1233998.5" calcext:value-type="float">
            <text:p>1,233,998.500000</text:p>
          </table:table-cell>
          <table:table-cell office:value-type="float" office:value="932200320" calcext:value-type="float">
            <text:p>932,200,320.000000</text:p>
          </table:table-cell>
          <table:table-cell office:value-type="float" office:value="-1580604" calcext:value-type="float">
            <text:p>-1,580,604.000000</text:p>
          </table:table-cell>
          <table:table-cell table:number-columns-repeated="4"/>
          <table:table-cell table:style-name="ce41" table:formula="of:=[.C66]/[.$G$65]*[.$H$65]/1000000" office:value-type="float" office:value="0.00000070764773830885" calcext:value-type="float">
            <text:p>0.000001</text:p>
          </table:table-cell>
          <table:table-cell table:style-name="ce41" table:formula="of:=[.D66]/[.$G$65]*[.$H$65]/1000000" office:value-type="float" office:value="0.000534578808725285" calcext:value-type="float">
            <text:p>0.000535</text:p>
          </table:table-cell>
          <table:table-cell table:style-name="ce41" table:formula="of:=[.E66]/[.$G$65]*[.$H$65]/1000000" office:value-type="float" office:value="-0.00000090641183580201" calcext:value-type="float">
            <text:p>-0.000001</text:p>
          </table:table-cell>
          <table:table-cell table:number-columns-repeated="5"/>
          <table:table-cell table:style-name="ce45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65]" office:value-type="float" office:value="183139104" calcext:value-type="float">
            <text:p>183,139,104.000000</text:p>
          </table:table-cell>
          <table:table-cell table:formula="of:=[.E66]" office:value-type="float" office:value="-1580604" calcext:value-type="float">
            <text:p>-1,580,604.000000</text:p>
          </table:table-cell>
          <table:table-cell office:value-type="float" office:value="795103040" calcext:value-type="float">
            <text:p>795,103,040.000000</text:p>
          </table:table-cell>
          <table:table-cell table:number-columns-repeated="4"/>
          <table:table-cell table:style-name="ce41" table:formula="of:=[.C67]/[.$G$65]*[.$H$65]/1000000" office:value-type="float" office:value="0.000105022796009484" calcext:value-type="float">
            <text:p>0.000105</text:p>
          </table:table-cell>
          <table:table-cell table:style-name="ce41" table:formula="of:=[.D67]/[.$G$65]*[.$H$65]/1000000" office:value-type="float" office:value="-0.00000090641183580201" calcext:value-type="float">
            <text:p>-0.000001</text:p>
          </table:table-cell>
          <table:table-cell table:style-name="ce41" table:formula="of:=[.E67]/[.$G$65]*[.$H$65]/1000000" office:value-type="float" office:value="0.000455959118247302" calcext:value-type="float">
            <text:p>0.000456</text:p>
          </table:table-cell>
          <table:table-cell table:number-columns-repeated="5"/>
          <table:table-cell table:style-name="ce45" table:number-columns-repeated="3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Total Mass</text:p>
          </table:table-cell>
          <table:table-cell office:value-type="float" office:value="80" calcext:value-type="float">
            <text:p>80.00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Total Volume</text:p>
          </table:table-cell>
          <table:table-cell table:formula="of:=SUM([.G5:.G67])" office:value-type="float" office:value="139504268.375" calcext:value-type="float">
            <text:p>139,504,268.38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Appox Mass</text:p>
          </table:table-cell>
          <table:table-cell table:formula="of:=SUM([.H5:.H67])" office:value-type="float" office:value="80" calcext:value-type="float">
            <text:p>80.00</text:p>
          </table:table-cell>
          <table:table-cell table:number-columns-repeated="1016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fa5" table:style-name="ta1">
        <table:table-column table:style-name="co16" table:default-cell-style-name="Default"/>
        <table:table-column table:style-name="co17" table:number-columns-repeated="3" table:default-cell-style-name="Default"/>
        <table:table-column table:style-name="co18" table:number-columns-repeated="2" table:default-cell-style-name="Default"/>
        <table:table-column table:style-name="co19" table:default-cell-style-name="ce29"/>
        <table:table-column table:style-name="co20" table:default-cell-style-name="ce48"/>
        <table:table-column table:style-name="co21" table:default-cell-style-name="ce29"/>
        <table:table-column table:style-name="co21" table:number-columns-repeated="3" table:default-cell-style-name="ce32"/>
        <table:table-column table:style-name="co1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3" table:default-cell-style-name="Default"/>
        <table:table-column table:style-name="co15" table:number-columns-repeated="2" table:default-cell-style-name="Default"/>
        <table:table-row table:style-name="ro1">
          <table:table-cell table:number-columns-repeated="20"/>
        </table:table-row>
        <table:table-row table:style-name="ro2">
          <table:table-cell table:style-name="ce14" office:value-type="string" calcext:value-type="string">
            <text:p>link_name</text:p>
          </table:table-cell>
          <table:table-cell table:style-name="ce14" office:value-type="string" calcext:value-type="string" table:number-columns-spanned="3" table:number-rows-spanned="1">
            <text:p>Inertia by volume</text:p>
          </table:table-cell>
          <table:covered-table-cell table:number-columns-repeated="2" table:style-name="ce14"/>
          <table:table-cell table:style-name="ce14" office:value-type="string" calcext:value-type="string">
            <text:p>Unit volume</text:p>
          </table:table-cell>
          <table:table-cell table:style-name="ce14" office:value-type="string" calcext:value-type="string">
            <text:p>Total Volume</text:p>
          </table:table-cell>
          <table:table-cell table:style-name="ce24" office:value-type="string" calcext:value-type="string">
            <text:p>Unit weight</text:p>
          </table:table-cell>
          <table:table-cell table:style-name="ce49" office:value-type="string" calcext:value-type="string">
            <text:p>Qty</text:p>
          </table:table-cell>
          <table:table-cell table:style-name="ce24" office:value-type="string" calcext:value-type="string">
            <text:p>Total weight</text:p>
          </table:table-cell>
          <table:table-cell table:style-name="ce90" office:value-type="string" calcext:value-type="string" table:number-columns-spanned="3" table:number-rows-spanned="1">
            <text:p>inertia by weight</text:p>
          </table:table-cell>
          <table:covered-table-cell table:number-columns-repeated="2" table:style-name="ce90"/>
          <table:table-cell table:style-name="ce14" office:value-type="string" calcext:value-type="string" table:number-columns-spanned="3" table:number-rows-spanned="1">
            <text:p>center of mass (mm)</text:p>
          </table:table-cell>
          <table:covered-table-cell table:number-columns-repeated="2" table:style-name="ce14"/>
          <table:table-cell table:style-name="ce14" office:value-type="string" calcext:value-type="string" table:number-columns-spanned="3" table:number-rows-spanned="1">
            <text:p>center of mass (m)</text:p>
          </table:table-cell>
          <table:covered-table-cell table:number-columns-repeated="2" table:style-name="ce14"/>
          <table:table-cell/>
          <table:table-cell office:value-type="string" calcext:value-type="string">
            <text:p>Qty</text:p>
          </table:table-cell>
        </table:table-row>
        <table:table-row table:style-name="ro3">
          <table:table-cell table:style-name="ce15" office:value-type="string" calcext:value-type="string" table:number-columns-spanned="1" table:number-rows-spanned="3">
            <text:p>base</text:p>
          </table:table-cell>
          <table:table-cell table:style-name="ce31" office:value-type="float" office:value="19892516864" calcext:value-type="float">
            <text:p>19,892,516,864.000000</text:p>
          </table:table-cell>
          <table:table-cell table:style-name="ce31" office:value-type="float" office:value="-303860352" calcext:value-type="float">
            <text:p>-303,860,352.000000</text:p>
          </table:table-cell>
          <table:table-cell table:style-name="ce31" office:value-type="float" office:value="-907130752" calcext:value-type="float">
            <text:p>-907,130,752.000000</text:p>
          </table:table-cell>
          <table:table-cell table:style-name="ce31" office:value-type="float" office:value="4485700" calcext:value-type="float" table:number-columns-spanned="1" table:number-rows-spanned="3">
            <text:p>4,485,700.000000</text:p>
          </table:table-cell>
          <table:table-cell table:style-name="ce31" table:formula="of:=[.E3]*[.H3]" office:value-type="float" office:value="4485700" calcext:value-type="float" table:number-columns-spanned="1" table:number-rows-spanned="3">
            <text:p>4,485,700.000000</text:p>
          </table:table-cell>
          <table:table-cell table:style-name="ce66" table:formula="of:=[.F3]/[.$G$39]*[.$G$38]" office:value-type="float" office:value="4.90569789214226" calcext:value-type="float" table:number-columns-spanned="1" table:number-rows-spanned="3">
            <text:p>4.905698</text:p>
          </table:table-cell>
          <table:table-cell table:style-name="ce74" office:value-type="float" office:value="1" calcext:value-type="float" table:number-columns-spanned="1" table:number-rows-spanned="3">
            <text:p>1</text:p>
          </table:table-cell>
          <table:table-cell table:style-name="ce82" table:formula="of:=[.G3]*[.H3]" office:value-type="float" office:value="4.90569789214226" calcext:value-type="float" table:number-columns-spanned="1" table:number-rows-spanned="3">
            <text:p>4.906</text:p>
          </table:table-cell>
          <table:table-cell table:style-name="ce91" table:formula="of:=[.B3]/[.$E$3]*[.$G$3]/1000000" office:value-type="float" office:value="0.0217550612054148" calcext:value-type="float">
            <text:p>0.021755</text:p>
          </table:table-cell>
          <table:table-cell table:style-name="ce91" table:formula="of:=[.C3]/[.$E$3]*[.$G$3]/1000000" office:value-type="float" office:value="-0.000332310918766749" calcext:value-type="float">
            <text:p>-0.000332</text:p>
          </table:table-cell>
          <table:table-cell table:style-name="ce91" table:formula="of:=[.D3]/[.$E$3]*[.$G$3]/1000000" office:value-type="float" office:value="-0.000992065768549796" calcext:value-type="float">
            <text:p>-0.000992</text:p>
          </table:table-cell>
          <table:table-cell table:style-name="ce31" office:value-type="float" office:value="-7.00569" calcext:value-type="float" table:number-columns-spanned="1" table:number-rows-spanned="3">
            <text:p>-7.005690</text:p>
          </table:table-cell>
          <table:table-cell table:style-name="ce31" office:value-type="float" office:value="-0.789848" calcext:value-type="float" table:number-columns-spanned="1" table:number-rows-spanned="3">
            <text:p>-0.789848</text:p>
          </table:table-cell>
          <table:table-cell table:style-name="ce31" office:value-type="float" office:value="78.808144" calcext:value-type="float" table:number-columns-spanned="1" table:number-rows-spanned="3">
            <text:p>78.808144</text:p>
          </table:table-cell>
          <table:table-cell table:style-name="ce96" table:formula="of:=[.M3]/1000" office:value-type="float" office:value="-0.00700569" calcext:value-type="float" table:number-columns-spanned="1" table:number-rows-spanned="3">
            <text:p>-0.007</text:p>
          </table:table-cell>
          <table:table-cell table:style-name="ce96" table:formula="of:=[.N3]/1000" office:value-type="float" office:value="-0.000789848" calcext:value-type="float" table:number-columns-spanned="1" table:number-rows-spanned="3">
            <text:p>-0.001</text:p>
          </table:table-cell>
          <table:table-cell table:style-name="ce96" table:formula="of:=[.O3]/1000" office:value-type="float" office:value="0.078808144" calcext:value-type="float" table:number-columns-spanned="1" table:number-rows-spanned="3">
            <text:p>0.079</text:p>
          </table:table-cell>
          <table:table-cell table:number-columns-repeated="2"/>
        </table:table-row>
        <table:table-row table:style-name="ro3">
          <table:covered-table-cell table:style-name="ce22"/>
          <table:table-cell table:style-name="ce33" table:formula="of:=[.C3]" office:value-type="float" office:value="-303860352" calcext:value-type="float">
            <text:p>-303,860,352.000000</text:p>
          </table:table-cell>
          <table:table-cell table:style-name="ce31" office:value-type="float" office:value="22894571520" calcext:value-type="float">
            <text:p>22,894,571,520.000000</text:p>
          </table:table-cell>
          <table:table-cell table:style-name="ce31" office:value-type="float" office:value="-79235336" calcext:value-type="float">
            <text:p>-79,235,336.000000</text:p>
          </table:table-cell>
          <table:covered-table-cell table:number-columns-repeated="2" table:style-name="ce31"/>
          <table:covered-table-cell table:style-name="ce67"/>
          <table:covered-table-cell table:style-name="ce75"/>
          <table:covered-table-cell table:style-name="ce82"/>
          <table:table-cell table:style-name="ce91" table:formula="of:=[.B4]/[.$E$3]*[.$G$3]/1000000" office:value-type="float" office:value="-0.000332310918766749" calcext:value-type="float">
            <text:p>-0.000332</text:p>
          </table:table-cell>
          <table:table-cell table:style-name="ce91" table:formula="of:=[.C4]/[.$E$3]*[.$G$3]/1000000" office:value-type="float" office:value="0.0250381994442705" calcext:value-type="float">
            <text:p>0.025038</text:p>
          </table:table-cell>
          <table:table-cell table:style-name="ce91" table:formula="of:=[.D4]/[.$E$3]*[.$G$3]/1000000" office:value-type="float" office:value="-0.0000866541723250292" calcext:value-type="float">
            <text:p>-0.000087</text:p>
          </table:table-cell>
          <table:covered-table-cell table:number-columns-repeated="3" table:style-name="ce31"/>
          <table:covered-table-cell table:number-columns-repeated="3"/>
          <table:table-cell table:number-columns-repeated="2"/>
        </table:table-row>
        <table:table-row table:style-name="ro3">
          <table:covered-table-cell table:style-name="ce22"/>
          <table:table-cell table:style-name="ce33" table:formula="of:=[.D3]" office:value-type="float" office:value="-907130752" calcext:value-type="float">
            <text:p>-907,130,752.000000</text:p>
          </table:table-cell>
          <table:table-cell table:style-name="ce33" table:formula="of:=[.D4]" office:value-type="float" office:value="-79235336" calcext:value-type="float">
            <text:p>-79,235,336.000000</text:p>
          </table:table-cell>
          <table:table-cell table:style-name="ce31" office:value-type="float" office:value="18703716352" calcext:value-type="float">
            <text:p>18,703,716,352.000000</text:p>
          </table:table-cell>
          <table:covered-table-cell table:number-columns-repeated="2" table:style-name="ce31"/>
          <table:covered-table-cell table:style-name="ce67"/>
          <table:covered-table-cell table:style-name="ce75"/>
          <table:covered-table-cell table:style-name="ce82"/>
          <table:table-cell table:style-name="ce91" table:formula="of:=[.B5]/[.$E$3]*[.$G$3]/1000000" office:value-type="float" office:value="-0.000992065768549796" calcext:value-type="float">
            <text:p>-0.000992</text:p>
          </table:table-cell>
          <table:table-cell table:style-name="ce91" table:formula="of:=[.C5]/[.$E$3]*[.$G$3]/1000000" office:value-type="float" office:value="-0.0000866541723250292" calcext:value-type="float">
            <text:p>-0.000087</text:p>
          </table:table-cell>
          <table:table-cell table:style-name="ce91" table:formula="of:=[.D5]/[.$E$3]*[.$G$3]/1000000" office:value-type="float" office:value="0.0204549528241374" calcext:value-type="float">
            <text:p>0.020455</text:p>
          </table:table-cell>
          <table:covered-table-cell table:number-columns-repeated="3" table:style-name="ce31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link1</text:p>
          </table:table-cell>
          <table:table-cell table:style-name="ce34" office:value-type="float" office:value="12313421824" calcext:value-type="float">
            <text:p>12,313,421,824.000000</text:p>
          </table:table-cell>
          <table:table-cell table:style-name="ce34" office:value-type="float" office:value="174262.515625" calcext:value-type="float">
            <text:p>174,262.515625</text:p>
          </table:table-cell>
          <table:table-cell table:style-name="ce34" office:value-type="float" office:value="-1287332" calcext:value-type="float">
            <text:p>-1,287,332.000000</text:p>
          </table:table-cell>
          <table:table-cell table:style-name="ce34" office:value-type="float" office:value="2904198" calcext:value-type="float" table:number-columns-spanned="1" table:number-rows-spanned="3">
            <text:p>2,904,198.000000</text:p>
          </table:table-cell>
          <table:table-cell table:style-name="ce34" table:formula="of:=[.E6]*[.H6]" office:value-type="float" office:value="2904198" calcext:value-type="float" table:number-columns-spanned="1" table:number-rows-spanned="3">
            <text:p>2,904,198.000000</text:p>
          </table:table-cell>
          <table:table-cell table:style-name="ce93" table:formula="of:=[.F6]/[.$G$39]*[.$G$38]" office:value-type="float" office:value="3.17611922486206" calcext:value-type="float" table:number-columns-spanned="1" table:number-rows-spanned="3">
            <text:p>3.176119</text:p>
          </table:table-cell>
          <table:table-cell table:style-name="ce83" office:value-type="float" office:value="1" calcext:value-type="float" table:number-columns-spanned="1" table:number-rows-spanned="3">
            <text:p>1</text:p>
          </table:table-cell>
          <table:table-cell table:style-name="ce98" table:formula="of:=[.G6]*[.H6]" office:value-type="float" office:value="3.17611922486206" calcext:value-type="float" table:number-columns-spanned="1" table:number-rows-spanned="3">
            <text:p>3.176</text:p>
          </table:table-cell>
          <table:table-cell table:style-name="ce87" table:formula="of:=[.B6]/[.$E$6]*[.$G$6]/1000000" office:value-type="float" office:value="0.013466332453587" calcext:value-type="float">
            <text:p>0.013466</text:p>
          </table:table-cell>
          <table:table-cell table:style-name="ce87" table:formula="of:=[.C6]/[.$E$6]*[.$G$6]/1000000" office:value-type="float" office:value="0.00000019057878493456" calcext:value-type="float">
            <text:p>0.000000</text:p>
          </table:table-cell>
          <table:table-cell table:style-name="ce87" table:formula="of:=[.D6]/[.$E$6]*[.$G$6]/1000000" office:value-type="float" office:value="-0.00000140786541206217" calcext:value-type="float">
            <text:p>-0.000001</text:p>
          </table:table-cell>
          <table:table-cell table:style-name="ce34" office:value-type="float" office:value="0.007882" calcext:value-type="float" table:number-columns-spanned="1" table:number-rows-spanned="3">
            <text:p>0.007882</text:p>
          </table:table-cell>
          <table:table-cell table:style-name="ce34" office:value-type="float" office:value="10.585305" calcext:value-type="float" table:number-columns-spanned="1" table:number-rows-spanned="3">
            <text:p>10.585305</text:p>
          </table:table-cell>
          <table:table-cell table:style-name="ce34" office:value-type="float" office:value="67.30571" calcext:value-type="float" table:number-columns-spanned="1" table:number-rows-spanned="3">
            <text:p>67.305710</text:p>
          </table:table-cell>
          <table:table-cell table:style-name="ce88" table:formula="of:=[.M6]/1000" office:value-type="float" office:value="0.000007882" calcext:value-type="float" table:number-columns-spanned="1" table:number-rows-spanned="3">
            <text:p>0.000</text:p>
          </table:table-cell>
          <table:table-cell table:style-name="ce88" table:formula="of:=[.N6]/1000" office:value-type="float" office:value="0.010585305" calcext:value-type="float" table:number-columns-spanned="1" table:number-rows-spanned="3">
            <text:p>0.011</text:p>
          </table:table-cell>
          <table:table-cell table:style-name="ce88" table:formula="of:=[.O6]/1000" office:value-type="float" office:value="0.06730571" calcext:value-type="float" table:number-columns-spanned="1" table:number-rows-spanned="3">
            <text:p>0.067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6]" office:value-type="float" office:value="174262.515625" calcext:value-type="float">
            <text:p>174,262.515625</text:p>
          </table:table-cell>
          <table:table-cell table:style-name="ce34" office:value-type="float" office:value="7101225984" calcext:value-type="float">
            <text:p>7,101,225,984.000000</text:p>
          </table:table-cell>
          <table:table-cell table:style-name="ce34" office:value-type="float" office:value="-166189200" calcext:value-type="float">
            <text:p>-166,189,200.000000</text:p>
          </table:table-cell>
          <table:covered-table-cell table:style-name="ce79"/>
          <table:covered-table-cell/>
          <table:covered-table-cell table:style-name="ce94"/>
          <table:covered-table-cell table:style-name="Default"/>
          <table:covered-table-cell table:style-name="ce99"/>
          <table:table-cell table:style-name="ce87" table:formula="of:=[.B7]/[.$E$6]*[.$G$6]/1000000" office:value-type="float" office:value="0.00000019057878493456" calcext:value-type="float">
            <text:p>0.000000</text:p>
          </table:table-cell>
          <table:table-cell table:style-name="ce87" table:formula="of:=[.C7]/[.$E$6]*[.$G$6]/1000000" office:value-type="float" office:value="0.00776611662423582" calcext:value-type="float">
            <text:p>0.007766</text:p>
          </table:table-cell>
          <table:table-cell table:style-name="ce87" table:formula="of:=[.D7]/[.$E$6]*[.$G$6]/1000000" office:value-type="float" office:value="-0.000181749561525917" calcext:value-type="float">
            <text:p>-0.000182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6]" office:value-type="float" office:value="-1287332" calcext:value-type="float">
            <text:p>-1,287,332.000000</text:p>
          </table:table-cell>
          <table:table-cell table:style-name="ce80" table:formula="of:=[.D7]" office:value-type="float" office:value="-166189200" calcext:value-type="float">
            <text:p>-166,189,200.000000</text:p>
          </table:table-cell>
          <table:table-cell table:style-name="ce34" office:value-type="float" office:value="11761893376" calcext:value-type="float">
            <text:p>11,761,893,376.000000</text:p>
          </table:table-cell>
          <table:covered-table-cell table:style-name="ce79"/>
          <table:covered-table-cell/>
          <table:covered-table-cell table:style-name="ce94"/>
          <table:covered-table-cell table:style-name="Default"/>
          <table:covered-table-cell table:style-name="ce99"/>
          <table:table-cell table:style-name="ce87" table:formula="of:=[.B8]/[.$E$6]*[.$G$6]/1000000" office:value-type="float" office:value="-0.00000140786541206217" calcext:value-type="float">
            <text:p>-0.000001</text:p>
          </table:table-cell>
          <table:table-cell table:style-name="ce87" table:formula="of:=[.C8]/[.$E$6]*[.$G$6]/1000000" office:value-type="float" office:value="-0.000181749561525917" calcext:value-type="float">
            <text:p>-0.000182</text:p>
          </table:table-cell>
          <table:table-cell table:style-name="ce87" table:formula="of:=[.D8]/[.$E$6]*[.$G$6]/1000000" office:value-type="float" office:value="0.0128631641755457" calcext:value-type="float">
            <text:p>0.012863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link2</text:p>
          </table:table-cell>
          <table:table-cell table:style-name="ce34" office:value-type="float" office:value="146834817024" calcext:value-type="float">
            <text:p>146,834,817,024.000000</text:p>
          </table:table-cell>
          <table:table-cell table:style-name="ce34" office:value-type="float" office:value="-4687173" calcext:value-type="float">
            <text:p>-4,687,173.000000</text:p>
          </table:table-cell>
          <table:table-cell table:style-name="ce34" office:value-type="float" office:value="20392782" calcext:value-type="float">
            <text:p>20,392,782.000000</text:p>
          </table:table-cell>
          <table:table-cell table:style-name="ce34" office:value-type="float" office:value="5797146" calcext:value-type="float" table:number-columns-spanned="1" table:number-rows-spanned="3">
            <text:p>5,797,146.000000</text:p>
          </table:table-cell>
          <table:table-cell table:style-name="ce34" table:formula="of:=[.E9]*[.H9]" office:value-type="float" office:value="5797146" calcext:value-type="float" table:number-columns-spanned="1" table:number-rows-spanned="3">
            <text:p>5,797,146.000000</text:p>
          </table:table-cell>
          <table:table-cell table:style-name="ce93" table:formula="of:=[.F9]/[.$G$39]*[.$G$38]" office:value-type="float" office:value="6.33993510770692" calcext:value-type="float" table:number-columns-spanned="1" table:number-rows-spanned="3">
            <text:p>6.339935</text:p>
          </table:table-cell>
          <table:table-cell table:style-name="ce83" office:value-type="float" office:value="1" calcext:value-type="float" table:number-columns-spanned="1" table:number-rows-spanned="3">
            <text:p>1</text:p>
          </table:table-cell>
          <table:table-cell table:style-name="ce98" table:formula="of:=[.G9]*[.H9]" office:value-type="float" office:value="6.33993510770692" calcext:value-type="float" table:number-columns-spanned="1" table:number-rows-spanned="3">
            <text:p>6.340</text:p>
          </table:table-cell>
          <table:table-cell table:style-name="ce87" table:formula="of:=[.B9]/[.$E$9]*[.$G$9]/1000000" office:value-type="float" office:value="0.160583019900513" calcext:value-type="float">
            <text:p>0.160583</text:p>
          </table:table-cell>
          <table:table-cell table:style-name="ce87" table:formula="of:=[.C9]/[.$E$9]*[.$G$9]/1000000" office:value-type="float" office:value="-0.00000512603489002967" calcext:value-type="float">
            <text:p>-0.000005</text:p>
          </table:table-cell>
          <table:table-cell table:style-name="ce87" table:formula="of:=[.D9]/[.$E$9]*[.$G$9]/1000000" office:value-type="float" office:value="0.0000223021663669698" calcext:value-type="float">
            <text:p>0.000022</text:p>
          </table:table-cell>
          <table:table-cell table:style-name="ce34" office:value-type="float" office:value="0.038626" calcext:value-type="float" table:number-columns-spanned="1" table:number-rows-spanned="3">
            <text:p>0.038626</text:p>
          </table:table-cell>
          <table:table-cell table:style-name="ce34" office:value-type="float" office:value="-41.160496" calcext:value-type="float" table:number-columns-spanned="1" table:number-rows-spanned="3">
            <text:p>-41.160496</text:p>
          </table:table-cell>
          <table:table-cell table:style-name="ce34" office:value-type="float" office:value="221.819565" calcext:value-type="float" table:number-columns-spanned="1" table:number-rows-spanned="3">
            <text:p>221.819565</text:p>
          </table:table-cell>
          <table:table-cell table:style-name="ce88" table:formula="of:=[.M9]/1000" office:value-type="float" office:value="0.000038626" calcext:value-type="float" table:number-columns-spanned="1" table:number-rows-spanned="3">
            <text:p>0.000</text:p>
          </table:table-cell>
          <table:table-cell table:style-name="ce88" table:formula="of:=[.N9]/1000" office:value-type="float" office:value="-0.041160496" calcext:value-type="float" table:number-columns-spanned="1" table:number-rows-spanned="3">
            <text:p>-0.041</text:p>
          </table:table-cell>
          <table:table-cell table:style-name="ce88" table:formula="of:=[.O9]/1000" office:value-type="float" office:value="0.221819565" calcext:value-type="float" table:number-columns-spanned="1" table:number-rows-spanned="3">
            <text:p>0.222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9]" office:value-type="float" office:value="-4687173" calcext:value-type="float">
            <text:p>-4,687,173.000000</text:p>
          </table:table-cell>
          <table:table-cell table:style-name="ce34" office:value-type="float" office:value="151067525120" calcext:value-type="float">
            <text:p>151,067,525,120.000000</text:p>
          </table:table-cell>
          <table:table-cell table:style-name="ce34" office:value-type="float" office:value="1635257.875" calcext:value-type="float">
            <text:p>1,635,257.875000</text:p>
          </table:table-cell>
          <table:covered-table-cell table:style-name="ce79"/>
          <table:covered-table-cell/>
          <table:covered-table-cell table:style-name="ce94"/>
          <table:covered-table-cell table:style-name="Default"/>
          <table:covered-table-cell table:style-name="ce99"/>
          <table:table-cell table:style-name="ce87" table:formula="of:=[.B10]/[.$E$9]*[.$G$9]/1000000" office:value-type="float" office:value="-0.00000512603489002967" calcext:value-type="float">
            <text:p>-0.000005</text:p>
          </table:table-cell>
          <table:table-cell table:style-name="ce87" table:formula="of:=[.C10]/[.$E$9]*[.$G$9]/1000000" office:value-type="float" office:value="0.1652120381551" calcext:value-type="float">
            <text:p>0.165212</text:p>
          </table:table-cell>
          <table:table-cell table:style-name="ce87" table:formula="of:=[.D10]/[.$E$9]*[.$G$9]/1000000" office:value-type="float" office:value="0.00000178836772644103" calcext:value-type="float">
            <text:p>0.000002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9]" office:value-type="float" office:value="20392782" calcext:value-type="float">
            <text:p>20,392,782.000000</text:p>
          </table:table-cell>
          <table:table-cell table:style-name="ce80" table:formula="of:=[.D10]" office:value-type="float" office:value="1635257.875" calcext:value-type="float">
            <text:p>1,635,257.875000</text:p>
          </table:table-cell>
          <table:table-cell table:style-name="ce34" office:value-type="float" office:value="10739247104" calcext:value-type="float">
            <text:p>10,739,247,104.000000</text:p>
          </table:table-cell>
          <table:covered-table-cell table:style-name="ce79"/>
          <table:covered-table-cell/>
          <table:covered-table-cell table:style-name="ce94"/>
          <table:covered-table-cell table:style-name="Default"/>
          <table:covered-table-cell table:style-name="ce99"/>
          <table:table-cell table:style-name="ce87" table:formula="of:=[.B11]/[.$E$9]*[.$G$9]/1000000" office:value-type="float" office:value="0.0000223021663669698" calcext:value-type="float">
            <text:p>0.000022</text:p>
          </table:table-cell>
          <table:table-cell table:style-name="ce87" table:formula="of:=[.C11]/[.$E$9]*[.$G$9]/1000000" office:value-type="float" office:value="0.00000178836772644103" calcext:value-type="float">
            <text:p>0.000002</text:p>
          </table:table-cell>
          <table:table-cell table:style-name="ce87" table:formula="of:=[.D11]/[.$E$9]*[.$G$9]/1000000" office:value-type="float" office:value="0.0117447671224753" calcext:value-type="float">
            <text:p>0.011745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link3</text:p>
          </table:table-cell>
          <table:table-cell table:style-name="ce34" office:value-type="float" office:value="20654331904" calcext:value-type="float">
            <text:p>20,654,331,904.000000</text:p>
          </table:table-cell>
          <table:table-cell table:style-name="ce34" office:value-type="float" office:value="318511904" calcext:value-type="float">
            <text:p>318,511,904.000000</text:p>
          </table:table-cell>
          <table:table-cell table:style-name="ce34" office:value-type="float" office:value="-3559724544" calcext:value-type="float">
            <text:p>-3,559,724,544.000000</text:p>
          </table:table-cell>
          <table:table-cell table:style-name="ce34" office:value-type="float" office:value="3944803.5" calcext:value-type="float" table:number-columns-spanned="1" table:number-rows-spanned="3">
            <text:p>3,944,803.500000</text:p>
          </table:table-cell>
          <table:table-cell table:style-name="ce34" table:formula="of:=[.E12]*[.H12]" office:value-type="float" office:value="3944803.5" calcext:value-type="float" table:number-columns-spanned="1" table:number-rows-spanned="3">
            <text:p>3,944,803.500000</text:p>
          </table:table-cell>
          <table:table-cell table:style-name="ce93" table:formula="of:=[.F12]/[.$G$39]*[.$G$38]" office:value-type="float" office:value="4.31415703566119" calcext:value-type="float" table:number-columns-spanned="1" table:number-rows-spanned="3">
            <text:p>4.314157</text:p>
          </table:table-cell>
          <table:table-cell table:style-name="ce83" office:value-type="float" office:value="1" calcext:value-type="float" table:number-columns-spanned="1" table:number-rows-spanned="3">
            <text:p>1</text:p>
          </table:table-cell>
          <table:table-cell table:style-name="ce98" table:formula="of:=[.G12]*[.H12]" office:value-type="float" office:value="4.31415703566119" calcext:value-type="float" table:number-columns-spanned="1" table:number-rows-spanned="3">
            <text:p>4.314</text:p>
          </table:table-cell>
          <table:table-cell table:style-name="ce87" table:formula="of:=[.B12]/[.$E$12]*[.$G$12]/1000000" office:value-type="float" office:value="0.0225882052935014" calcext:value-type="float">
            <text:p>0.022588</text:p>
          </table:table-cell>
          <table:table-cell table:style-name="ce87" table:formula="of:=[.C12]/[.$E$12]*[.$G$12]/1000000" office:value-type="float" office:value="0.000348334301463543" calcext:value-type="float">
            <text:p>0.000348</text:p>
          </table:table-cell>
          <table:table-cell table:style-name="ce87" table:formula="of:=[.D12]/[.$E$12]*[.$G$12]/1000000" office:value-type="float" office:value="-0.00389302298239023" calcext:value-type="float">
            <text:p>-0.003893</text:p>
          </table:table-cell>
          <table:table-cell table:style-name="ce34" office:value-type="float" office:value="16.985744" calcext:value-type="float" table:number-columns-spanned="1" table:number-rows-spanned="3">
            <text:p>16.985744</text:p>
          </table:table-cell>
          <table:table-cell table:style-name="ce34" office:value-type="float" office:value="94.076225" calcext:value-type="float" table:number-columns-spanned="1" table:number-rows-spanned="3">
            <text:p>94.076225</text:p>
          </table:table-cell>
          <table:table-cell table:style-name="ce34" office:value-type="float" office:value="30.38982" calcext:value-type="float" table:number-columns-spanned="1" table:number-rows-spanned="3">
            <text:p>30.389820</text:p>
          </table:table-cell>
          <table:table-cell table:style-name="ce88" table:formula="of:=[.M12]/1000" office:value-type="float" office:value="0.016985744" calcext:value-type="float" table:number-columns-spanned="1" table:number-rows-spanned="3">
            <text:p>0.017</text:p>
          </table:table-cell>
          <table:table-cell table:style-name="ce88" table:formula="of:=[.N12]/1000" office:value-type="float" office:value="0.094076225" calcext:value-type="float" table:number-columns-spanned="1" table:number-rows-spanned="3">
            <text:p>0.094</text:p>
          </table:table-cell>
          <table:table-cell table:style-name="ce88" table:formula="of:=[.O12]/1000" office:value-type="float" office:value="0.03038982" calcext:value-type="float" table:number-columns-spanned="1" table:number-rows-spanned="3">
            <text:p>0.030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12]" office:value-type="float" office:value="318511904" calcext:value-type="float">
            <text:p>318,511,904.000000</text:p>
          </table:table-cell>
          <table:table-cell table:style-name="ce34" office:value-type="float" office:value="16342656000" calcext:value-type="float">
            <text:p>16,342,656,000.000000</text:p>
          </table:table-cell>
          <table:table-cell table:style-name="ce34" office:value-type="float" office:value="580215424" calcext:value-type="float">
            <text:p>580,215,424.000000</text:p>
          </table:table-cell>
          <table:covered-table-cell table:style-name="ce79"/>
          <table:covered-table-cell/>
          <table:covered-table-cell table:style-name="ce94"/>
          <table:covered-table-cell table:style-name="Default"/>
          <table:covered-table-cell table:style-name="ce99"/>
          <table:table-cell table:style-name="ce87" table:formula="of:=[.B13]/[.$E$12]*[.$G$12]/1000000" office:value-type="float" office:value="0.000348334301463543" calcext:value-type="float">
            <text:p>0.000348</text:p>
          </table:table-cell>
          <table:table-cell table:style-name="ce87" table:formula="of:=[.C13]/[.$E$12]*[.$G$12]/1000000" office:value-type="float" office:value="0.0178728254433435" calcext:value-type="float">
            <text:p>0.017873</text:p>
          </table:table-cell>
          <table:table-cell table:style-name="ce87" table:formula="of:=[.D13]/[.$E$12]*[.$G$12]/1000000" office:value-type="float" office:value="0.000634541227122907" calcext:value-type="float">
            <text:p>0.000635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12]" office:value-type="float" office:value="-3559724544" calcext:value-type="float">
            <text:p>-3,559,724,544.000000</text:p>
          </table:table-cell>
          <table:table-cell table:style-name="ce80" table:formula="of:=[.D13]" office:value-type="float" office:value="580215424" calcext:value-type="float">
            <text:p>580,215,424.000000</text:p>
          </table:table-cell>
          <table:table-cell table:style-name="ce34" office:value-type="float" office:value="16278551552" calcext:value-type="float">
            <text:p>16,278,551,552.000000</text:p>
          </table:table-cell>
          <table:covered-table-cell table:style-name="ce79"/>
          <table:covered-table-cell/>
          <table:covered-table-cell table:style-name="ce94"/>
          <table:covered-table-cell table:style-name="Default"/>
          <table:covered-table-cell table:style-name="ce99"/>
          <table:table-cell table:style-name="ce87" table:formula="of:=[.B14]/[.$E$12]*[.$G$12]/1000000" office:value-type="float" office:value="-0.00389302298239023" calcext:value-type="float">
            <text:p>-0.003893</text:p>
          </table:table-cell>
          <table:table-cell table:style-name="ce87" table:formula="of:=[.C14]/[.$E$12]*[.$G$12]/1000000" office:value-type="float" office:value="0.000634541227122907" calcext:value-type="float">
            <text:p>0.000635</text:p>
          </table:table-cell>
          <table:table-cell table:style-name="ce87" table:formula="of:=[.D14]/[.$E$12]*[.$G$12]/1000000" office:value-type="float" office:value="0.0178027188701374" calcext:value-type="float">
            <text:p>0.017803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link4</text:p>
          </table:table-cell>
          <table:table-cell table:style-name="ce34" office:value-type="float" office:value="58029531136" calcext:value-type="float">
            <text:p>58,029,531,136.000000</text:p>
          </table:table-cell>
          <table:table-cell table:style-name="ce34" office:value-type="float" office:value="4800196" calcext:value-type="float">
            <text:p>4,800,196.000000</text:p>
          </table:table-cell>
          <table:table-cell table:style-name="ce34" office:value-type="float" office:value="5233839.5" calcext:value-type="float">
            <text:p>5,233,839.500000</text:p>
          </table:table-cell>
          <table:table-cell table:style-name="ce34" office:value-type="float" office:value="4593271" calcext:value-type="float" table:number-columns-spanned="1" table:number-rows-spanned="3">
            <text:p>4,593,271.000000</text:p>
          </table:table-cell>
          <table:table-cell table:style-name="ce34" table:formula="of:=[.E15]*[.H15]" office:value-type="float" office:value="4593271" calcext:value-type="float" table:number-columns-spanned="1" table:number-rows-spanned="3">
            <text:p>4,593,271.000000</text:p>
          </table:table-cell>
          <table:table-cell table:style-name="ce93" table:formula="of:=[.F15]/[.$G$39]*[.$G$38]" office:value-type="float" office:value="5.02334080806522" calcext:value-type="float" table:number-columns-spanned="1" table:number-rows-spanned="3">
            <text:p>5.023341</text:p>
          </table:table-cell>
          <table:table-cell table:style-name="ce83" office:value-type="float" office:value="1" calcext:value-type="float" table:number-columns-spanned="1" table:number-rows-spanned="3">
            <text:p>1</text:p>
          </table:table-cell>
          <table:table-cell table:style-name="ce98" table:formula="of:=[.G15]*[.H15]" office:value-type="float" office:value="5.02334080806522" calcext:value-type="float" table:number-columns-spanned="1" table:number-rows-spanned="3">
            <text:p>5.023</text:p>
          </table:table-cell>
          <table:table-cell table:style-name="ce87" table:formula="of:=[.B15]/[.$E$15]*[.$G$15]/1000000" office:value-type="float" office:value="0.0634628594368501" calcext:value-type="float">
            <text:p>0.063463</text:p>
          </table:table-cell>
          <table:table-cell table:style-name="ce87" table:formula="of:=[.C15]/[.$E$15]*[.$G$15]/1000000" office:value-type="float" office:value="0.00000524964027890178" calcext:value-type="float">
            <text:p>0.000005</text:p>
          </table:table-cell>
          <table:table-cell table:style-name="ce87" table:formula="of:=[.D15]/[.$E$15]*[.$G$15]/1000000" office:value-type="float" office:value="0.00000572388599392757" calcext:value-type="float">
            <text:p>0.000006</text:p>
          </table:table-cell>
          <table:table-cell table:style-name="ce34" office:value-type="float" office:value="-0.044297" calcext:value-type="float" table:number-columns-spanned="1" table:number-rows-spanned="3">
            <text:p>-0.044297</text:p>
          </table:table-cell>
          <table:table-cell table:style-name="ce34" office:value-type="float" office:value="41.977474" calcext:value-type="float" table:number-columns-spanned="1" table:number-rows-spanned="3">
            <text:p>41.977474</text:p>
          </table:table-cell>
          <table:table-cell table:style-name="ce34" office:value-type="float" office:value="182.675095" calcext:value-type="float" table:number-columns-spanned="1" table:number-rows-spanned="3">
            <text:p>182.675095</text:p>
          </table:table-cell>
          <table:table-cell table:style-name="ce88" table:formula="of:=[.M15]/1000" office:value-type="float" office:value="-0.000044297" calcext:value-type="float" table:number-columns-spanned="1" table:number-rows-spanned="3">
            <text:p>0.000</text:p>
          </table:table-cell>
          <table:table-cell table:style-name="ce88" table:formula="of:=[.N15]/1000" office:value-type="float" office:value="0.041977474" calcext:value-type="float" table:number-columns-spanned="1" table:number-rows-spanned="3">
            <text:p>0.042</text:p>
          </table:table-cell>
          <table:table-cell table:style-name="ce88" table:formula="of:=[.O15]/1000" office:value-type="float" office:value="0.182675095" calcext:value-type="float" table:number-columns-spanned="1" table:number-rows-spanned="3">
            <text:p>0.183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15]" office:value-type="float" office:value="4800196" calcext:value-type="float">
            <text:p>4,800,196.000000</text:p>
          </table:table-cell>
          <table:table-cell table:style-name="ce34" office:value-type="float" office:value="53272551424" calcext:value-type="float">
            <text:p>53,272,551,424.000000</text:p>
          </table:table-cell>
          <table:table-cell table:style-name="ce34" office:value-type="float" office:value="-10930508800" calcext:value-type="float">
            <text:p>-10,930,508,800.000000</text:p>
          </table:table-cell>
          <table:covered-table-cell table:style-name="ce79"/>
          <table:covered-table-cell/>
          <table:covered-table-cell table:style-name="ce94"/>
          <table:covered-table-cell table:style-name="Default"/>
          <table:covered-table-cell table:style-name="ce99"/>
          <table:table-cell table:style-name="ce87" table:formula="of:=[.B16]/[.$E$15]*[.$G$15]/1000000" office:value-type="float" office:value="0.00000524964027890178" calcext:value-type="float">
            <text:p>0.000005</text:p>
          </table:table-cell>
          <table:table-cell table:style-name="ce87" table:formula="of:=[.C16]/[.$E$15]*[.$G$15]/1000000" office:value-type="float" office:value="0.0582604818043464" calcext:value-type="float">
            <text:p>0.058260</text:p>
          </table:table-cell>
          <table:table-cell table:style-name="ce87" table:formula="of:=[.D16]/[.$E$15]*[.$G$15]/1000000" office:value-type="float" office:value="-0.0119539367278691" calcext:value-type="float">
            <text:p>-0.011954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15]" office:value-type="float" office:value="5233839.5" calcext:value-type="float">
            <text:p>5,233,839.500000</text:p>
          </table:table-cell>
          <table:table-cell table:style-name="ce80" table:formula="of:=[.D16]" office:value-type="float" office:value="-10930508800" calcext:value-type="float">
            <text:p>-10,930,508,800.000000</text:p>
          </table:table-cell>
          <table:table-cell table:style-name="ce34" office:value-type="float" office:value="11893994496" calcext:value-type="float">
            <text:p>11,893,994,496.000000</text:p>
          </table:table-cell>
          <table:covered-table-cell table:style-name="ce79"/>
          <table:covered-table-cell/>
          <table:covered-table-cell table:style-name="ce94"/>
          <table:covered-table-cell table:style-name="Default"/>
          <table:covered-table-cell table:style-name="ce99"/>
          <table:table-cell table:style-name="ce87" table:formula="of:=[.B17]/[.$E$15]*[.$G$15]/1000000" office:value-type="float" office:value="0.00000572388599392757" calcext:value-type="float">
            <text:p>0.000006</text:p>
          </table:table-cell>
          <table:table-cell table:style-name="ce87" table:formula="of:=[.C17]/[.$E$15]*[.$G$15]/1000000" office:value-type="float" office:value="-0.0119539367278691" calcext:value-type="float">
            <text:p>-0.011954</text:p>
          </table:table-cell>
          <table:table-cell table:style-name="ce87" table:formula="of:=[.D17]/[.$E$15]*[.$G$15]/1000000" office:value-type="float" office:value="0.0130076339764538" calcext:value-type="float">
            <text:p>0.013008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link5</text:p>
          </table:table-cell>
          <table:table-cell table:style-name="ce34" office:value-type="float" office:value="14545250304" calcext:value-type="float">
            <text:p>14,545,250,304.000000</text:p>
          </table:table-cell>
          <table:table-cell table:style-name="ce34" office:value-type="float" office:value="458627808" calcext:value-type="float">
            <text:p>458,627,808.000000</text:p>
          </table:table-cell>
          <table:table-cell table:style-name="ce34" office:value-type="float" office:value="-1381086080" calcext:value-type="float">
            <text:p>-1,381,086,080.000000</text:p>
          </table:table-cell>
          <table:table-cell table:style-name="ce81" office:value-type="float" office:value="3682807.5" calcext:value-type="float" table:number-columns-spanned="1" table:number-rows-spanned="3">
            <text:p>3,682,807.500000</text:p>
          </table:table-cell>
          <table:table-cell table:style-name="ce34" table:formula="of:=[.E18]*[.H18]" office:value-type="float" office:value="3682807.5" calcext:value-type="float" table:number-columns-spanned="1" table:number-rows-spanned="3">
            <text:p>3,682,807.500000</text:p>
          </table:table-cell>
          <table:table-cell table:style-name="ce93" table:formula="of:=[.F18]/[.$G$39]*[.$G$38]" office:value-type="float" office:value="4.02763024498199" calcext:value-type="float" table:number-columns-spanned="1" table:number-rows-spanned="3">
            <text:p>4.027630</text:p>
          </table:table-cell>
          <table:table-cell table:style-name="ce83" office:value-type="float" office:value="1" calcext:value-type="float" table:number-columns-spanned="1" table:number-rows-spanned="3">
            <text:p>1</text:p>
          </table:table-cell>
          <table:table-cell table:style-name="ce98" table:formula="of:=[.G18]*[.H18]" office:value-type="float" office:value="4.02763024498199" calcext:value-type="float" table:number-columns-spanned="1" table:number-rows-spanned="3">
            <text:p>4.028</text:p>
          </table:table-cell>
          <table:table-cell table:style-name="ce87" table:formula="of:=[.B18]/[.$E$18]*[.$G$18]/1000000" office:value-type="float" office:value="0.0159071279303151" calcext:value-type="float">
            <text:p>0.015907</text:p>
          </table:table-cell>
          <table:table-cell table:style-name="ce87" table:formula="of:=[.C18]/[.$E$18]*[.$G$18]/1000000" office:value-type="float" office:value="0.000501569313815775" calcext:value-type="float">
            <text:p>0.000502</text:p>
          </table:table-cell>
          <table:table-cell table:style-name="ce87" table:formula="of:=[.D18]/[.$E$18]*[.$G$18]/1000000" office:value-type="float" office:value="-0.00151039772421763" calcext:value-type="float">
            <text:p>-0.001510</text:p>
          </table:table-cell>
          <table:table-cell table:style-name="ce34" office:value-type="float" office:value="-41.531902" calcext:value-type="float" table:number-columns-spanned="1" table:number-rows-spanned="3">
            <text:p>-41.531902</text:p>
          </table:table-cell>
          <table:table-cell table:style-name="ce34" office:value-type="float" office:value="-79.299858" calcext:value-type="float" table:number-columns-spanned="1" table:number-rows-spanned="3">
            <text:p>-79.299858</text:p>
          </table:table-cell>
          <table:table-cell table:style-name="ce34" office:value-type="float" office:value="-18.314005" calcext:value-type="float" table:number-columns-spanned="1" table:number-rows-spanned="3">
            <text:p>-18.314005</text:p>
          </table:table-cell>
          <table:table-cell table:style-name="ce88" table:formula="of:=[.M18]/1000" office:value-type="float" office:value="-0.041531902" calcext:value-type="float" table:number-columns-spanned="1" table:number-rows-spanned="3">
            <text:p>-0.042</text:p>
          </table:table-cell>
          <table:table-cell table:style-name="ce88" table:formula="of:=[.N18]/1000" office:value-type="float" office:value="-0.079299858" calcext:value-type="float" table:number-columns-spanned="1" table:number-rows-spanned="3">
            <text:p>-0.079</text:p>
          </table:table-cell>
          <table:table-cell table:style-name="ce88" table:formula="of:=[.O18]/1000" office:value-type="float" office:value="-0.018314005" calcext:value-type="float" table:number-columns-spanned="1" table:number-rows-spanned="3">
            <text:p>-0.018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18]" office:value-type="float" office:value="458627808" calcext:value-type="float">
            <text:p>458,627,808.000000</text:p>
          </table:table-cell>
          <table:table-cell table:style-name="ce34" office:value-type="float" office:value="16118700032" calcext:value-type="float">
            <text:p>16,118,700,032.000000</text:p>
          </table:table-cell>
          <table:table-cell table:style-name="ce34" office:value-type="float" office:value="183078032" calcext:value-type="float">
            <text:p>183,078,032.000000</text:p>
          </table:table-cell>
          <table:covered-table-cell table:style-name="ce79"/>
          <table:covered-table-cell/>
          <table:covered-table-cell table:style-name="ce94"/>
          <table:covered-table-cell table:style-name="Default"/>
          <table:covered-table-cell table:style-name="ce99"/>
          <table:table-cell table:style-name="ce87" table:formula="of:=[.B19]/[.$E$18]*[.$G$18]/1000000" office:value-type="float" office:value="0.000501569313815775" calcext:value-type="float">
            <text:p>0.000502</text:p>
          </table:table-cell>
          <table:table-cell table:style-name="ce87" table:formula="of:=[.C19]/[.$E$18]*[.$G$18]/1000000" office:value-type="float" office:value="0.0176279003881347" calcext:value-type="float">
            <text:p>0.017628</text:p>
          </table:table-cell>
          <table:table-cell table:style-name="ce87" table:formula="of:=[.D19]/[.$E$18]*[.$G$18]/1000000" office:value-type="float" office:value="0.000200219701647447" calcext:value-type="float">
            <text:p>0.000200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18]" office:value-type="float" office:value="-1381086080" calcext:value-type="float">
            <text:p>-1,381,086,080.000000</text:p>
          </table:table-cell>
          <table:table-cell table:style-name="ce80" table:formula="of:=[.D19]" office:value-type="float" office:value="183078032" calcext:value-type="float">
            <text:p>183,078,032.000000</text:p>
          </table:table-cell>
          <table:table-cell table:style-name="ce34" office:value-type="float" office:value="13676022784" calcext:value-type="float">
            <text:p>13,676,022,784.000000</text:p>
          </table:table-cell>
          <table:covered-table-cell table:style-name="ce79"/>
          <table:covered-table-cell/>
          <table:covered-table-cell table:style-name="ce94"/>
          <table:covered-table-cell table:style-name="Default"/>
          <table:covered-table-cell table:style-name="ce99"/>
          <table:table-cell table:style-name="ce87" table:formula="of:=[.B20]/[.$E$18]*[.$G$18]/1000000" office:value-type="float" office:value="-0.00151039772421763" calcext:value-type="float">
            <text:p>-0.001510</text:p>
          </table:table-cell>
          <table:table-cell table:style-name="ce87" table:formula="of:=[.C20]/[.$E$18]*[.$G$18]/1000000" office:value-type="float" office:value="0.000200219701647447" calcext:value-type="float">
            <text:p>0.000200</text:p>
          </table:table-cell>
          <table:table-cell table:style-name="ce87" table:formula="of:=[.D20]/[.$E$18]*[.$G$18]/1000000" office:value-type="float" office:value="0.0149565142885967" calcext:value-type="float">
            <text:p>0.014957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link6</text:p>
          </table:table-cell>
          <table:table-cell table:style-name="ce34" office:value-type="float" office:value="116459224" calcext:value-type="float">
            <text:p>116,459,224.000000</text:p>
          </table:table-cell>
          <table:table-cell table:style-name="ce34" office:value-type="float" office:value="1051099.375" calcext:value-type="float">
            <text:p>1,051,099.375000</text:p>
          </table:table-cell>
          <table:table-cell table:style-name="ce34" office:value-type="float" office:value="-66920.976562" calcext:value-type="float">
            <text:p>-66,920.976562</text:p>
          </table:table-cell>
          <table:table-cell table:style-name="ce81" office:value-type="float" office:value="194873.59375" calcext:value-type="float" table:number-columns-spanned="1" table:number-rows-spanned="3">
            <text:p>194,873.593750</text:p>
          </table:table-cell>
          <table:table-cell table:style-name="ce34" table:formula="of:=[.E21]*[.H21]" office:value-type="float" office:value="194873.59375" calcext:value-type="float" table:number-columns-spanned="1" table:number-rows-spanned="3">
            <text:p>194,873.593750</text:p>
          </table:table-cell>
          <table:table-cell table:style-name="ce93" table:formula="of:=[.F21]/[.$G$39]*[.$G$38]" office:value-type="float" office:value="0.213119686580369" calcext:value-type="float" table:number-columns-spanned="1" table:number-rows-spanned="3">
            <text:p>0.213120</text:p>
          </table:table-cell>
          <table:table-cell table:style-name="ce83" office:value-type="float" office:value="1" calcext:value-type="float" table:number-columns-spanned="1" table:number-rows-spanned="3">
            <text:p>1</text:p>
          </table:table-cell>
          <table:table-cell table:style-name="ce98" table:formula="of:=[.G21]*[.H21]" office:value-type="float" office:value="0.213119686580369" calcext:value-type="float" table:number-columns-spanned="1" table:number-rows-spanned="3">
            <text:p>0.213</text:p>
          </table:table-cell>
          <table:table-cell table:style-name="ce87" table:formula="of:=[.B21]/[.$E$18]*[.$G$18]/1000000" office:value-type="float" office:value="0.00012736334790497" calcext:value-type="float">
            <text:p>0.000127</text:p>
          </table:table-cell>
          <table:table-cell table:style-name="ce87" table:formula="of:=[.C21]/[.$E$18]*[.$G$18]/1000000" office:value-type="float" office:value="0.00000114951423152898" calcext:value-type="float">
            <text:p>0.000001</text:p>
          </table:table-cell>
          <table:table-cell table:style-name="ce87" table:formula="of:=[.D21]/[.$E$18]*[.$G$18]/1000000" office:value-type="float" office:value="-0.00000007318681446827" calcext:value-type="float">
            <text:p>0.000000</text:p>
          </table:table-cell>
          <table:table-cell table:style-name="ce34" office:value-type="float" office:value="0.256677" calcext:value-type="float" table:number-columns-spanned="1" table:number-rows-spanned="3">
            <text:p>0.256677</text:p>
          </table:table-cell>
          <table:table-cell table:style-name="ce34" office:value-type="float" office:value="0.317734" calcext:value-type="float" table:number-columns-spanned="1" table:number-rows-spanned="3">
            <text:p>0.317734</text:p>
          </table:table-cell>
          <table:table-cell table:style-name="ce34" office:value-type="float" office:value="13.599858" calcext:value-type="float" table:number-columns-spanned="1" table:number-rows-spanned="3">
            <text:p>13.599858</text:p>
          </table:table-cell>
          <table:table-cell table:style-name="ce88" table:formula="of:=[.M21]/1000" office:value-type="float" office:value="0.000256677" calcext:value-type="float" table:number-columns-spanned="1" table:number-rows-spanned="3">
            <text:p>0.000</text:p>
          </table:table-cell>
          <table:table-cell table:style-name="ce88" table:formula="of:=[.N21]/1000" office:value-type="float" office:value="0.000317734" calcext:value-type="float" table:number-columns-spanned="1" table:number-rows-spanned="3">
            <text:p>0.000</text:p>
          </table:table-cell>
          <table:table-cell table:style-name="ce88" table:formula="of:=[.O21]/1000" office:value-type="float" office:value="0.013599858" calcext:value-type="float" table:number-columns-spanned="1" table:number-rows-spanned="3">
            <text:p>0.014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21]" office:value-type="float" office:value="1051099.375" calcext:value-type="float">
            <text:p>1,051,099.375000</text:p>
          </table:table-cell>
          <table:table-cell table:style-name="ce34" office:value-type="float" office:value="116064960" calcext:value-type="float">
            <text:p>116,064,960.000000</text:p>
          </table:table-cell>
          <table:table-cell table:style-name="ce34" office:value-type="float" office:value="-44582.90234" calcext:value-type="float">
            <text:p>-44,582.902340</text:p>
          </table:table-cell>
          <table:covered-table-cell table:style-name="ce79"/>
          <table:covered-table-cell/>
          <table:covered-table-cell table:style-name="ce94"/>
          <table:covered-table-cell table:style-name="Default"/>
          <table:covered-table-cell table:style-name="ce99"/>
          <table:table-cell table:style-name="ce87" table:formula="of:=[.B22]/[.$E$18]*[.$G$18]/1000000" office:value-type="float" office:value="0.00000114951423152898" calcext:value-type="float">
            <text:p>0.000001</text:p>
          </table:table-cell>
          <table:table-cell table:style-name="ce87" table:formula="of:=[.C22]/[.$E$18]*[.$G$18]/1000000" office:value-type="float" office:value="0.000126932168808341" calcext:value-type="float">
            <text:p>0.000127</text:p>
          </table:table-cell>
          <table:table-cell table:style-name="ce87" table:formula="of:=[.D22]/[.$E$18]*[.$G$18]/1000000" office:value-type="float" office:value="-0.00000004875721738746" calcext:value-type="float">
            <text:p>0.000000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21]" office:value-type="float" office:value="-66920.976562" calcext:value-type="float">
            <text:p>-66,920.976562</text:p>
          </table:table-cell>
          <table:table-cell table:style-name="ce80" table:formula="of:=[.D22]" office:value-type="float" office:value="-44582.90234" calcext:value-type="float">
            <text:p>-44,582.902340</text:p>
          </table:table-cell>
          <table:table-cell table:style-name="ce34" office:value-type="float" office:value="200529648" calcext:value-type="float">
            <text:p>200,529,648.000000</text:p>
          </table:table-cell>
          <table:covered-table-cell table:style-name="ce79"/>
          <table:covered-table-cell/>
          <table:covered-table-cell table:style-name="ce94"/>
          <table:covered-table-cell table:style-name="Default"/>
          <table:covered-table-cell table:style-name="ce99"/>
          <table:table-cell table:style-name="ce87" table:formula="of:=[.B23]/[.$E$18]*[.$G$18]/1000000" office:value-type="float" office:value="-0.00000007318681446827" calcext:value-type="float">
            <text:p>0.000000</text:p>
          </table:table-cell>
          <table:table-cell table:style-name="ce87" table:formula="of:=[.C23]/[.$E$18]*[.$G$18]/1000000" office:value-type="float" office:value="-0.00000004875721738746" calcext:value-type="float">
            <text:p>0.000000</text:p>
          </table:table-cell>
          <table:table-cell table:style-name="ce87" table:formula="of:=[.D23]/[.$E$18]*[.$G$18]/1000000" office:value-type="float" office:value="0.000219305319460871" calcext:value-type="float">
            <text:p>0.000219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4" table:number-rows-repeated="2">
          <table:table-cell table:number-columns-repeated="20"/>
        </table:table-row>
        <table:table-row table:style-name="ro4">
          <table:table-cell table:number-columns-repeated="5"/>
          <table:table-cell table:formula="of:=SUM([#REF!];[#REF!];[#REF!];[#REF!];[#REF!];[#REF!];[#REF!])" office:value-type="string" office:string-value="" calcext:value-type="error">
            <text:p>#REF!</text:p>
          </table:table-cell>
          <table:table-cell office:value-type="float" office:value="20.6" calcext:value-type="float">
            <text:p>20.6000</text:p>
          </table:table-cell>
          <table:table-cell table:number-columns-repeated="13"/>
        </table:table-row>
        <table:table-row table:style-name="ro4" table:number-rows-repeated="11">
          <table:table-cell table:number-columns-repeated="20"/>
        </table:table-row>
        <table:table-row table:style-name="ro5">
          <table:table-cell table:number-columns-repeated="3"/>
          <table:table-cell table:style-name="ce57" office:value-type="string" calcext:value-type="string" table:number-columns-spanned="2" table:number-rows-spanned="1">
            <text:p>TOTAL MASS (APPROX.)</text:p>
          </table:table-cell>
          <table:covered-table-cell table:style-name="ce63"/>
          <table:table-cell table:style-name="ce63"/>
          <table:table-cell table:style-name="ce70" office:value-type="float" office:value="28" calcext:value-type="float">
            <text:p>28.0000</text:p>
          </table:table-cell>
          <table:table-cell table:style-name="ce77"/>
          <table:table-cell table:style-name="ce70"/>
          <table:table-cell table:number-columns-repeated="11"/>
        </table:table-row>
        <table:table-row table:style-name="ro5">
          <table:table-cell table:number-columns-repeated="3"/>
          <table:table-cell table:style-name="ce57" office:value-type="string" calcext:value-type="string" table:number-columns-spanned="2" table:number-rows-spanned="1">
            <text:p>TOTAL VOLUME</text:p>
          </table:table-cell>
          <table:covered-table-cell table:style-name="ce63"/>
          <table:table-cell table:style-name="ce63"/>
          <table:table-cell table:style-name="ce71" table:formula="of:=SUM([.F3];[.F6];[.F9];[.F12];[.F15];[.F18];[.F21])" office:value-type="float" office:value="25602799.59375" calcext:value-type="float">
            <text:p>25602799.5938</text:p>
          </table:table-cell>
          <table:table-cell table:style-name="ce78"/>
          <table:table-cell table:style-name="ce71"/>
          <table:table-cell/>
          <table:table-cell table:formula="of:=[.E3]-[.E18]" office:value-type="float" office:value="802892.5" calcext:value-type="float">
            <text:p>802892.5000000</text:p>
          </table:table-cell>
          <table:table-cell table:number-columns-repeated="9"/>
        </table:table-row>
        <table:table-row table:style-name="ro5">
          <table:table-cell table:number-columns-repeated="3"/>
          <table:table-cell table:style-name="ce57" office:value-type="string" calcext:value-type="string" table:number-columns-spanned="2" table:number-rows-spanned="1">
            <text:p>TOTAL MASS (BY VOLUME)</text:p>
          </table:table-cell>
          <table:covered-table-cell table:style-name="ce63"/>
          <table:table-cell table:style-name="ce63"/>
          <table:table-cell table:style-name="ce71" table:formula="of:=SUM([.I3];[.I6];[.I9];[.I12];[.I15];[.I18];[.I21])" office:value-type="float" office:value="28" calcext:value-type="float">
            <text:p>28.0000</text:p>
          </table:table-cell>
          <table:table-cell table:style-name="ce78"/>
          <table:table-cell table:style-name="ce71"/>
          <table:table-cell table:number-columns-repeated="11"/>
        </table:table-row>
        <table:table-row table:style-name="ro1" table:number-rows-repeated="1048535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4">
      <number:number number:decimal-places="1" number:min-decimal-places="1" number:min-integer-digits="1" number:grouping="true"/>
    </number:number-style>
    <number:number-style style:name="N133">
      <number:number number:decimal-places="7" number:min-decimal-places="7" number:min-integer-digits="1"/>
    </number:number-style>
    <number:number-style style:name="N132">
      <number:number number:decimal-places="6" number:min-decimal-places="6" number:min-integer-digits="1"/>
    </number:number-style>
    <number:number-style style:name="N131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29">
      <number:number number:decimal-places="3" number:min-decimal-places="3" number:min-integer-digits="1"/>
    </number:number-style>
    <number:number-style style:name="N128">
      <number:number number:decimal-places="1" number:min-decimal-places="1" number:min-integer-digits="1"/>
    </number:number-style>
    <number:number-style style:name="N127">
      <number:number number:decimal-places="9" number:min-decimal-places="9" number:min-integer-digits="1" number:grouping="true"/>
    </number:number-style>
    <number:number-style style:name="N126">
      <number:number number:decimal-places="8" number:min-decimal-places="8" number:min-integer-digits="1" number:grouping="true"/>
    </number:number-style>
    <number:number-style style:name="N125">
      <number:number number:decimal-places="7" number:min-decimal-places="7" number:min-integer-digits="1" number:grouping="true"/>
    </number:number-style>
    <number:number-style style:name="N124">
      <number:number number:decimal-places="6" number:min-decimal-places="6" number:min-integer-digits="1" number:grouping="true"/>
    </number:number-style>
    <number:number-style style:name="N123">
      <number:number number:decimal-places="5" number:min-decimal-places="5" number:min-integer-digits="1" number:grouping="true"/>
    </number:number-style>
    <number:number-style style:name="N122">
      <number:number number:decimal-places="4" number:min-decimal-places="4" number:min-integer-digits="1" number:grouping="true"/>
    </number:number-style>
    <number:number-style style:name="N121">
      <number:number number:decimal-places="3" number:min-decimal-places="3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26T13:29:02.859006377</meta:creation-date>
    <dc:date>2023-12-26T13:59:28.527542513</dc:date>
    <meta:editing-duration>PT14H6M46S</meta:editing-duration>
    <meta:editing-cycles>75</meta:editing-cycles>
    <meta:generator>LibreOffice/7.3.7.2$Linux_X86_64 LibreOffice_project/30$Build-2</meta:generator>
    <meta:document-statistic meta:table-count="2" meta:cell-count="513" meta:object-count="0"/>
    <meta:user-defined meta:name="qrichtext">1</meta:user-defined>
  </office:meta>
</office:document-meta>
</file>